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27.693cm" fo:margin-left="-0.875cm" style:page-number="auto" table:align="left"/>
    </style:style>
    <style:style style:name="Таблица1.A" style:family="table-column">
      <style:table-column-properties style:column-width="2.602cm"/>
    </style:style>
    <style:style style:name="Таблица1.B" style:family="table-column">
      <style:table-column-properties style:column-width="8.093cm"/>
    </style:style>
    <style:style style:name="Таблица1.C" style:family="table-column">
      <style:table-column-properties style:column-width="10.296cm"/>
    </style:style>
    <style:style style:name="Таблица1.D" style:family="table-column">
      <style:table-column-properties style:column-width="5.115cm"/>
    </style:style>
    <style:style style:name="Таблица1.E" style:family="table-column">
      <style:table-column-properties style:column-width="1.588cm"/>
    </style:style>
    <style:style style:name="Таблица1.A1" style:family="table-cell">
      <style:table-cell-properties style:vertical-align="middle" fo:padding="0cm" fo:border="none" style:writing-mode="page"/>
    </style:style>
    <style:style style:name="Таблица1.2" style:family="table-row">
      <style:table-row-properties style:min-row-height="0.129cm"/>
    </style:style>
    <style:style style:name="Таблица1.A4" style:family="table-cell">
      <style:table-cell-properties style:vertical-align="" fo:padding="0cm" fo:border="none" style:writing-mode="page"/>
    </style:style>
    <style:style style:name="Таблица1.B4" style:family="table-cell">
      <style:table-cell-properties fo:padding="0cm" fo:border="none" style:writing-mode="page"/>
    </style:style>
    <style:style style:name="Таблица1.C4" style:family="table-cell">
      <style:table-cell-properties fo:padding="0cm" fo:border="none" style:writing-mode="page"/>
    </style:style>
    <style:style style:name="Таблица1.D4" style:family="table-cell">
      <style:table-cell-properties fo:padding="0cm" fo:border="none" style:writing-mode="page"/>
    </style:style>
    <style:style style:name="Таблица1.B5" style:family="table-cell">
      <style:table-cell-properties fo:padding="0cm" fo:border="none" style:writing-mode="page"/>
    </style:style>
    <style:style style:name="Таблица1.C5" style:family="table-cell">
      <style:table-cell-properties fo:padding="0cm" fo:border="none" style:writing-mode="page"/>
    </style:style>
    <style:style style:name="Таблица1.D5" style:family="table-cell">
      <style:table-cell-properties fo:padding="0cm" fo:border="none" style:writing-mode="page"/>
    </style:style>
    <style:style style:name="Таблица3" style:family="table" style:master-page-name="">
      <style:table-properties style:width="27.693cm" fo:margin-left="-0.875cm" style:page-number="auto" table:align="left"/>
    </style:style>
    <style:style style:name="Таблица3.A" style:family="table-column">
      <style:table-column-properties style:column-width="2.602cm"/>
    </style:style>
    <style:style style:name="Таблица3.B" style:family="table-column">
      <style:table-column-properties style:column-width="8.996cm"/>
    </style:style>
    <style:style style:name="Таблица3.C" style:family="table-column">
      <style:table-column-properties style:column-width="9.393cm"/>
    </style:style>
    <style:style style:name="Таблица3.D" style:family="table-column">
      <style:table-column-properties style:column-width="5.115cm"/>
    </style:style>
    <style:style style:name="Таблица3.E" style:family="table-column">
      <style:table-column-properties style:column-width="1.588cm"/>
    </style:style>
    <style:style style:name="Таблица3.A1" style:family="table-cell">
      <style:table-cell-properties style:vertical-align="middle" fo:padding="0cm" fo:border="none" style:writing-mode="page"/>
    </style:style>
    <style:style style:name="Таблица3.2" style:family="table-row">
      <style:table-row-properties style:min-row-height="0.129cm"/>
    </style:style>
    <style:style style:name="Таблица3.4" style:family="table-row">
      <style:table-row-properties style:min-row-height="0.189cm"/>
    </style:style>
    <style:style style:name="Таблица3.A4" style:family="table-cell">
      <style:table-cell-properties style:vertical-align="" fo:padding="0cm" fo:border="none" style:writing-mode="page"/>
    </style:style>
    <style:style style:name="Таблица3.B4" style:family="table-cell">
      <style:table-cell-properties fo:padding="0cm" fo:border="none" style:writing-mode="page"/>
    </style:style>
    <style:style style:name="Таблица3.C4" style:family="table-cell">
      <style:table-cell-properties fo:padding="0cm" fo:border="none" style:writing-mode="page"/>
    </style:style>
    <style:style style:name="Таблица3.D4" style:family="table-cell">
      <style:table-cell-properties fo:padding="0cm" fo:border="none" style:writing-mode="page"/>
    </style:style>
    <style:style style:name="Таблица3.B5" style:family="table-cell">
      <style:table-cell-properties fo:padding="0cm" fo:border="none" style:writing-mode="page"/>
    </style:style>
    <style:style style:name="Таблица3.C5" style:family="table-cell">
      <style:table-cell-properties fo:padding="0cm" fo:border="none" style:writing-mode="page"/>
    </style:style>
    <style:style style:name="Таблица3.D5" style:family="table-cell">
      <style:table-cell-properties fo:padding="0cm" fo:border="none" style:writing-mode="page"/>
    </style:style>
    <style:style style:name="Таблица3.6" style:family="table-row">
      <style:table-row-properties style:min-row-height="0.534cm"/>
    </style:style>
    <style:style style:name="Таблица3.B6" style:family="table-cell">
      <style:table-cell-properties fo:padding="0cm" fo:border="none" style:writing-mode="page"/>
    </style:style>
    <style:style style:name="Таблица3.C6" style:family="table-cell">
      <style:table-cell-properties fo:padding="0cm" fo:border="none" style:writing-mode="page"/>
    </style:style>
    <style:style style:name="Таблица3.D6" style:family="table-cell">
      <style:table-cell-properties fo:padding="0cm" fo:border="none" style:writing-mode="page"/>
    </style:style>
    <style:style style:name="Таблица2" style:family="table" style:master-page-name="">
      <style:table-properties style:width="27.693cm" fo:margin-left="-0.875cm" style:page-number="auto" table:align="left"/>
    </style:style>
    <style:style style:name="Таблица2.A" style:family="table-column">
      <style:table-column-properties style:column-width="2.602cm"/>
    </style:style>
    <style:style style:name="Таблица2.B" style:family="table-column">
      <style:table-column-properties style:column-width="8.996cm"/>
    </style:style>
    <style:style style:name="Таблица2.C" style:family="table-column">
      <style:table-column-properties style:column-width="9.504cm"/>
    </style:style>
    <style:style style:name="Таблица2.D" style:family="table-column">
      <style:table-column-properties style:column-width="5.004cm"/>
    </style:style>
    <style:style style:name="Таблица2.E" style:family="table-column">
      <style:table-column-properties style:column-width="1.588cm"/>
    </style:style>
    <style:style style:name="Таблица2.A1" style:family="table-cell">
      <style:table-cell-properties style:vertical-align="middle" fo:padding="0cm" fo:border="none" style:writing-mode="page"/>
    </style:style>
    <style:style style:name="Таблица2.2" style:family="table-row">
      <style:table-row-properties style:min-row-height="0.129cm"/>
    </style:style>
    <style:style style:name="Таблица2.4" style:family="table-row">
      <style:table-row-properties style:min-row-height="0.189cm"/>
    </style:style>
    <style:style style:name="Таблица2.A4" style:family="table-cell">
      <style:table-cell-properties style:vertical-align="" fo:padding="0cm" fo:border="none" style:writing-mode="page"/>
    </style:style>
    <style:style style:name="Таблица2.B4" style:family="table-cell">
      <style:table-cell-properties fo:padding="0cm" fo:border="none" style:writing-mode="page"/>
    </style:style>
    <style:style style:name="Таблица2.C4" style:family="table-cell">
      <style:table-cell-properties fo:padding="0cm" fo:border="none" style:writing-mode="page"/>
    </style:style>
    <style:style style:name="Таблица2.D4" style:family="table-cell">
      <style:table-cell-properties fo:padding="0cm" fo:border="none" style:writing-mode="page"/>
    </style:style>
    <style:style style:name="Таблица2.B5" style:family="table-cell">
      <style:table-cell-properties fo:padding="0cm" fo:border="none" style:writing-mode="page"/>
    </style:style>
    <style:style style:name="Таблица2.C5" style:family="table-cell">
      <style:table-cell-properties fo:padding="0cm" fo:border="none" style:writing-mode="page"/>
    </style:style>
    <style:style style:name="Таблица2.D5" style:family="table-cell">
      <style:table-cell-properties fo:padding="0cm" fo:border="none" style:writing-mode="page"/>
    </style:style>
    <style:style style:name="Таблица2.6" style:family="table-row">
      <style:table-row-properties style:min-row-height="0.534cm"/>
    </style:style>
    <style:style style:name="Таблица2.B6" style:family="table-cell">
      <style:table-cell-properties fo:padding="0cm" fo:border="none" style:writing-mode="page"/>
    </style:style>
    <style:style style:name="Таблица2.C6" style:family="table-cell">
      <style:table-cell-properties fo:padding="0cm" fo:border="none" style:writing-mode="page"/>
    </style:style>
    <style:style style:name="Таблица2.D6" style:family="table-cell">
      <style:table-cell-properties fo:padding="0cm" fo:border="none" style:writing-mode="page"/>
    </style:style>
    <style:style style:name="Таблица4" style:family="table" style:master-page-name="">
      <style:table-properties style:width="27.693cm" fo:margin-left="-0.875cm" style:page-number="auto" table:align="left"/>
    </style:style>
    <style:style style:name="Таблица4.A" style:family="table-column">
      <style:table-column-properties style:column-width="2.602cm"/>
    </style:style>
    <style:style style:name="Таблица4.B" style:family="table-column">
      <style:table-column-properties style:column-width="10.495cm"/>
    </style:style>
    <style:style style:name="Таблица4.C" style:family="table-column">
      <style:table-column-properties style:column-width="7.893cm"/>
    </style:style>
    <style:style style:name="Таблица4.D" style:family="table-column">
      <style:table-column-properties style:column-width="5.115cm"/>
    </style:style>
    <style:style style:name="Таблица4.E" style:family="table-column">
      <style:table-column-properties style:column-width="1.588cm"/>
    </style:style>
    <style:style style:name="Таблица4.A1" style:family="table-cell">
      <style:table-cell-properties style:vertical-align="middle" fo:padding="0cm" fo:border="none" style:writing-mode="page"/>
    </style:style>
    <style:style style:name="Таблица4.2" style:family="table-row">
      <style:table-row-properties style:min-row-height="0.129cm"/>
    </style:style>
    <style:style style:name="Таблица4.4" style:family="table-row">
      <style:table-row-properties style:min-row-height="0.189cm"/>
    </style:style>
    <style:style style:name="Таблица4.A4" style:family="table-cell">
      <style:table-cell-properties style:vertical-align="" fo:padding="0cm" fo:border="none" style:writing-mode="page"/>
    </style:style>
    <style:style style:name="Таблица4.B4" style:family="table-cell">
      <style:table-cell-properties fo:padding="0cm" fo:border="none" style:writing-mode="page"/>
    </style:style>
    <style:style style:name="Таблица4.C4" style:family="table-cell">
      <style:table-cell-properties fo:padding="0cm" fo:border="none" style:writing-mode="page"/>
    </style:style>
    <style:style style:name="Таблица4.D4" style:family="table-cell">
      <style:table-cell-properties fo:padding="0cm" fo:border="none" style:writing-mode="page"/>
    </style:style>
    <style:style style:name="Таблица4.B5" style:family="table-cell">
      <style:table-cell-properties fo:padding="0cm" fo:border="none" style:writing-mode="page"/>
    </style:style>
    <style:style style:name="Таблица4.C5" style:family="table-cell">
      <style:table-cell-properties fo:padding="0cm" fo:border="none" style:writing-mode="page"/>
    </style:style>
    <style:style style:name="Таблица4.D5" style:family="table-cell">
      <style:table-cell-properties fo:padding="0cm" fo:border="none" style:writing-mode="page"/>
    </style:style>
    <style:style style:name="Таблица4.6" style:family="table-row">
      <style:table-row-properties style:min-row-height="0.534cm"/>
    </style:style>
    <style:style style:name="Таблица4.B6" style:family="table-cell">
      <style:table-cell-properties fo:padding="0cm" fo:border="none" style:writing-mode="page"/>
    </style:style>
    <style:style style:name="Таблица4.C6" style:family="table-cell">
      <style:table-cell-properties fo:padding="0cm" fo:border="none" style:writing-mode="page"/>
    </style:style>
    <style:style style:name="Таблица4.D6" style:family="table-cell">
      <style:table-cell-properties fo:padding="0cm" fo:border="none" style:writing-mode="page"/>
    </style:style>
    <style:style style:name="Таблица5" style:family="table" style:master-page-name="">
      <style:table-properties style:width="27.693cm" fo:margin-left="-0.875cm" style:page-number="auto" table:align="left"/>
    </style:style>
    <style:style style:name="Таблица5.A" style:family="table-column">
      <style:table-column-properties style:column-width="2.602cm"/>
    </style:style>
    <style:style style:name="Таблица5.B" style:family="table-column">
      <style:table-column-properties style:column-width="10.495cm"/>
    </style:style>
    <style:style style:name="Таблица5.C" style:family="table-column">
      <style:table-column-properties style:column-width="7.893cm"/>
    </style:style>
    <style:style style:name="Таблица5.D" style:family="table-column">
      <style:table-column-properties style:column-width="5.115cm"/>
    </style:style>
    <style:style style:name="Таблица5.E" style:family="table-column">
      <style:table-column-properties style:column-width="1.588cm"/>
    </style:style>
    <style:style style:name="Таблица5.A1" style:family="table-cell">
      <style:table-cell-properties style:vertical-align="middle" fo:padding="0cm" fo:border="none" style:writing-mode="page"/>
    </style:style>
    <style:style style:name="Таблица5.2" style:family="table-row">
      <style:table-row-properties style:min-row-height="0.129cm"/>
    </style:style>
    <style:style style:name="Таблица5.4" style:family="table-row">
      <style:table-row-properties style:min-row-height="0.189cm"/>
    </style:style>
    <style:style style:name="Таблица5.A4" style:family="table-cell">
      <style:table-cell-properties style:vertical-align="" fo:padding="0cm" fo:border="none" style:writing-mode="page"/>
    </style:style>
    <style:style style:name="Таблица5.B4" style:family="table-cell">
      <style:table-cell-properties fo:padding="0cm" fo:border="none" style:writing-mode="page"/>
    </style:style>
    <style:style style:name="Таблица5.C4" style:family="table-cell">
      <style:table-cell-properties fo:padding="0cm" fo:border="none" style:writing-mode="page"/>
    </style:style>
    <style:style style:name="Таблица5.D4" style:family="table-cell">
      <style:table-cell-properties fo:padding="0cm" fo:border="none" style:writing-mode="page"/>
    </style:style>
    <style:style style:name="Таблица5.B5" style:family="table-cell">
      <style:table-cell-properties fo:padding="0cm" fo:border="none" style:writing-mode="page"/>
    </style:style>
    <style:style style:name="Таблица5.C5" style:family="table-cell">
      <style:table-cell-properties fo:padding="0cm" fo:border="none" style:writing-mode="page"/>
    </style:style>
    <style:style style:name="Таблица5.D5" style:family="table-cell">
      <style:table-cell-properties fo:padding="0cm" fo:border="none" style:writing-mode="page"/>
    </style:style>
    <style:style style:name="Таблица5.6" style:family="table-row">
      <style:table-row-properties style:min-row-height="0.534cm"/>
    </style:style>
    <style:style style:name="Таблица5.B6" style:family="table-cell">
      <style:table-cell-properties fo:padding="0cm" fo:border="none" style:writing-mode="page"/>
    </style:style>
    <style:style style:name="Таблица5.C6" style:family="table-cell">
      <style:table-cell-properties fo:padding="0cm" fo:border="none" style:writing-mode="page"/>
    </style:style>
    <style:style style:name="Таблица5.D6" style:family="table-cell">
      <style:table-cell-properties fo:padding="0cm" fo:border="none" style:writing-mode="page"/>
    </style:style>
    <style:style style:name="Таблица6" style:family="table" style:master-page-name="">
      <style:table-properties style:width="27.693cm" fo:margin-left="-0.875cm" style:page-number="auto" table:align="left"/>
    </style:style>
    <style:style style:name="Таблица6.A" style:family="table-column">
      <style:table-column-properties style:column-width="2.602cm"/>
    </style:style>
    <style:style style:name="Таблица6.B" style:family="table-column">
      <style:table-column-properties style:column-width="10.495cm"/>
    </style:style>
    <style:style style:name="Таблица6.C" style:family="table-column">
      <style:table-column-properties style:column-width="7.893cm"/>
    </style:style>
    <style:style style:name="Таблица6.D" style:family="table-column">
      <style:table-column-properties style:column-width="5.115cm"/>
    </style:style>
    <style:style style:name="Таблица6.E" style:family="table-column">
      <style:table-column-properties style:column-width="1.588cm"/>
    </style:style>
    <style:style style:name="Таблица6.A1" style:family="table-cell">
      <style:table-cell-properties style:vertical-align="middle" fo:padding="0cm" fo:border="none" style:writing-mode="page"/>
    </style:style>
    <style:style style:name="Таблица6.2" style:family="table-row">
      <style:table-row-properties style:min-row-height="0.129cm"/>
    </style:style>
    <style:style style:name="Таблица6.4" style:family="table-row">
      <style:table-row-properties style:min-row-height="0.189cm"/>
    </style:style>
    <style:style style:name="Таблица6.A4" style:family="table-cell">
      <style:table-cell-properties style:vertical-align="" fo:padding="0cm" fo:border="none" style:writing-mode="page"/>
    </style:style>
    <style:style style:name="Таблица6.B4" style:family="table-cell">
      <style:table-cell-properties fo:padding="0cm" fo:border="none" style:writing-mode="page"/>
    </style:style>
    <style:style style:name="Таблица6.C4" style:family="table-cell">
      <style:table-cell-properties fo:padding="0cm" fo:border="none" style:writing-mode="page"/>
    </style:style>
    <style:style style:name="Таблица6.D4" style:family="table-cell">
      <style:table-cell-properties fo:padding="0cm" fo:border="none" style:writing-mode="page"/>
    </style:style>
    <style:style style:name="Таблица6.B5" style:family="table-cell">
      <style:table-cell-properties fo:padding="0cm" fo:border="none" style:writing-mode="page"/>
    </style:style>
    <style:style style:name="Таблица6.C5" style:family="table-cell">
      <style:table-cell-properties fo:padding="0cm" fo:border="none" style:writing-mode="page"/>
    </style:style>
    <style:style style:name="Таблица6.D5" style:family="table-cell">
      <style:table-cell-properties fo:padding="0cm" fo:border="none" style:writing-mode="page"/>
    </style:style>
    <style:style style:name="Таблица6.6" style:family="table-row">
      <style:table-row-properties style:min-row-height="0.534cm"/>
    </style:style>
    <style:style style:name="Таблица6.B6" style:family="table-cell">
      <style:table-cell-properties fo:padding="0cm" fo:border="none" style:writing-mode="page"/>
    </style:style>
    <style:style style:name="Таблица6.C6" style:family="table-cell">
      <style:table-cell-properties fo:padding="0cm" fo:border="none" style:writing-mode="page"/>
    </style:style>
    <style:style style:name="Таблица6.D6" style:family="table-cell">
      <style:table-cell-properties fo:padding="0cm" fo:border="none" style:writing-mode="page"/>
    </style:style>
    <style:style style:name="Таблица7" style:family="table" style:master-page-name="">
      <style:table-properties style:width="27.693cm" fo:margin-left="-0.875cm" style:page-number="auto" table:align="left"/>
    </style:style>
    <style:style style:name="Таблица7.A" style:family="table-column">
      <style:table-column-properties style:column-width="2.602cm"/>
    </style:style>
    <style:style style:name="Таблица7.B" style:family="table-column">
      <style:table-column-properties style:column-width="10.495cm"/>
    </style:style>
    <style:style style:name="Таблица7.C" style:family="table-column">
      <style:table-column-properties style:column-width="7.893cm"/>
    </style:style>
    <style:style style:name="Таблица7.D" style:family="table-column">
      <style:table-column-properties style:column-width="5.115cm"/>
    </style:style>
    <style:style style:name="Таблица7.E" style:family="table-column">
      <style:table-column-properties style:column-width="1.588cm"/>
    </style:style>
    <style:style style:name="Таблица7.A1" style:family="table-cell">
      <style:table-cell-properties style:vertical-align="middle" fo:padding="0cm" fo:border="none" style:writing-mode="page"/>
    </style:style>
    <style:style style:name="Таблица7.2" style:family="table-row">
      <style:table-row-properties style:min-row-height="0.129cm"/>
    </style:style>
    <style:style style:name="Таблица7.4" style:family="table-row">
      <style:table-row-properties style:min-row-height="0.189cm"/>
    </style:style>
    <style:style style:name="Таблица7.A4" style:family="table-cell">
      <style:table-cell-properties style:vertical-align="" fo:padding="0cm" fo:border="none" style:writing-mode="page"/>
    </style:style>
    <style:style style:name="Таблица7.B4" style:family="table-cell">
      <style:table-cell-properties fo:padding="0cm" fo:border="none" style:writing-mode="page"/>
    </style:style>
    <style:style style:name="Таблица7.C4" style:family="table-cell">
      <style:table-cell-properties fo:padding="0cm" fo:border="none" style:writing-mode="page"/>
    </style:style>
    <style:style style:name="Таблица7.D4" style:family="table-cell">
      <style:table-cell-properties fo:padding="0cm" fo:border="none" style:writing-mode="page"/>
    </style:style>
    <style:style style:name="Таблица7.B5" style:family="table-cell">
      <style:table-cell-properties fo:padding="0cm" fo:border="none" style:writing-mode="page"/>
    </style:style>
    <style:style style:name="Таблица7.C5" style:family="table-cell">
      <style:table-cell-properties fo:padding="0cm" fo:border="none" style:writing-mode="page"/>
    </style:style>
    <style:style style:name="Таблица7.D5" style:family="table-cell">
      <style:table-cell-properties fo:padding="0cm" fo:border="none" style:writing-mode="page"/>
    </style:style>
    <style:style style:name="Таблица7.6" style:family="table-row">
      <style:table-row-properties style:min-row-height="0.534cm"/>
    </style:style>
    <style:style style:name="Таблица7.B6" style:family="table-cell">
      <style:table-cell-properties fo:padding="0cm" fo:border="none" style:writing-mode="page"/>
    </style:style>
    <style:style style:name="Таблица7.C6" style:family="table-cell">
      <style:table-cell-properties fo:padding="0cm" fo:border="none" style:writing-mode="page"/>
    </style:style>
    <style:style style:name="Таблица7.D6" style:family="table-cell">
      <style:table-cell-properties fo:padding="0cm" fo:border="none" style:writing-mode="page"/>
    </style:style>
    <style:style style:name="Таблица7.B7" style:family="table-cell">
      <style:table-cell-properties fo:padding="0cm" fo:border="none" style:writing-mode="page"/>
    </style:style>
    <style:style style:name="Таблица7.C7" style:family="table-cell">
      <style:table-cell-properties fo:padding="0cm" fo:border="none" style:writing-mode="page"/>
    </style:style>
    <style:style style:name="Таблица7.D7" style:family="table-cell">
      <style:table-cell-properties fo:padding="0cm" fo:border="none" style:writing-mode="page"/>
    </style:style>
    <style:style style:name="Таблица7.B8" style:family="table-cell">
      <style:table-cell-properties fo:padding="0cm" fo:border="none" style:writing-mode="page"/>
    </style:style>
    <style:style style:name="Таблица7.C8" style:family="table-cell">
      <style:table-cell-properties fo:padding="0cm" fo:border="none" style:writing-mode="page"/>
    </style:style>
    <style:style style:name="Таблица7.D8" style:family="table-cell">
      <style:table-cell-properties fo:padding="0cm" fo:border="none" style:writing-mode="page"/>
    </style:style>
    <style:style style:name="Таблица7.B9" style:family="table-cell">
      <style:table-cell-properties fo:padding="0cm" fo:border="none" style:writing-mode="page"/>
    </style:style>
    <style:style style:name="Таблица7.C9" style:family="table-cell">
      <style:table-cell-properties fo:padding="0cm" fo:border="none" style:writing-mode="page"/>
    </style:style>
    <style:style style:name="Таблица7.D9" style:family="table-cell">
      <style:table-cell-properties fo:padding="0cm" fo:border="none" style:writing-mode="page"/>
    </style:style>
    <style:style style:name="Таблица7.B10" style:family="table-cell">
      <style:table-cell-properties fo:padding="0cm" fo:border="none" style:writing-mode="page"/>
    </style:style>
    <style:style style:name="Таблица7.C10" style:family="table-cell">
      <style:table-cell-properties fo:padding="0cm" fo:border="none" style:writing-mode="page"/>
    </style:style>
    <style:style style:name="Таблица7.D10" style:family="table-cell">
      <style:table-cell-properties fo:padding="0cm" fo:border="none" style:writing-mode="page"/>
    </style:style>
    <style:style style:name="Таблица7.B11" style:family="table-cell">
      <style:table-cell-properties fo:padding="0cm" fo:border="none" style:writing-mode="page"/>
    </style:style>
    <style:style style:name="Таблица7.C11" style:family="table-cell">
      <style:table-cell-properties fo:padding="0cm" fo:border="none" style:writing-mode="page"/>
    </style:style>
    <style:style style:name="Таблица7.D11" style:family="table-cell">
      <style:table-cell-properties fo:padding="0cm" fo:border="none" style:writing-mode="page"/>
    </style:style>
    <style:style style:name="Таблица7.B12" style:family="table-cell">
      <style:table-cell-properties fo:padding="0cm" fo:border="none" style:writing-mode="page"/>
    </style:style>
    <style:style style:name="Таблица7.C12" style:family="table-cell">
      <style:table-cell-properties fo:padding="0cm" fo:border="none" style:writing-mode="page"/>
    </style:style>
    <style:style style:name="Таблица7.D12" style:family="table-cell">
      <style:table-cell-properties fo:padding="0cm" fo:border="none" style:writing-mode="page"/>
    </style:style>
    <style:style style:name="Таблица7.B13" style:family="table-cell">
      <style:table-cell-properties fo:padding="0cm" fo:border="none" style:writing-mode="page"/>
    </style:style>
    <style:style style:name="Таблица7.C13" style:family="table-cell">
      <style:table-cell-properties fo:padding="0cm" fo:border="none" style:writing-mode="page"/>
    </style:style>
    <style:style style:name="Таблица7.D13" style:family="table-cell">
      <style:table-cell-properties fo:padding="0cm" fo:border="none" style:writing-mode="page"/>
    </style:style>
    <style:style style:name="Таблица7.B14" style:family="table-cell">
      <style:table-cell-properties fo:padding="0cm" fo:border="none" style:writing-mode="page"/>
    </style:style>
    <style:style style:name="Таблица7.C14" style:family="table-cell">
      <style:table-cell-properties fo:padding="0cm" fo:border="none" style:writing-mode="page"/>
    </style:style>
    <style:style style:name="Таблица7.D14" style:family="table-cell">
      <style:table-cell-properties fo:padding="0cm" fo:border="none" style:writing-mode="page"/>
    </style:style>
    <style:style style:name="Таблица7.B15" style:family="table-cell">
      <style:table-cell-properties fo:padding="0cm" fo:border="none" style:writing-mode="page"/>
    </style:style>
    <style:style style:name="Таблица7.C15" style:family="table-cell">
      <style:table-cell-properties fo:padding="0cm" fo:border="none" style:writing-mode="page"/>
    </style:style>
    <style:style style:name="Таблица7.D15" style:family="table-cell">
      <style:table-cell-properties fo:padding="0cm" fo:border="none" style:writing-mode="page"/>
    </style:style>
    <style:style style:name="Таблица7.B16" style:family="table-cell">
      <style:table-cell-properties fo:padding="0cm" fo:border="none" style:writing-mode="page"/>
    </style:style>
    <style:style style:name="Таблица7.C16" style:family="table-cell">
      <style:table-cell-properties fo:padding="0cm" fo:border="none" style:writing-mode="page"/>
    </style:style>
    <style:style style:name="Таблица7.D16" style:family="table-cell">
      <style:table-cell-properties fo:padding="0cm" fo:border="none" style:writing-mode="page"/>
    </style:style>
    <style:style style:name="P1" style:family="paragraph" style:parent-style-name="List_20_Paragraph">
      <style:paragraph-properties fo:margin-left="0.635cm" fo:margin-right="0cm" fo:text-indent="0.614cm" style:auto-text-indent="false"/>
      <style:text-properties style:font-name="Liberation Serif" fo:font-size="12pt" officeooo:rsid="00222d42" officeooo:paragraph-rsid="000b0dff" style:font-size-asian="12pt" style:font-name-complex="Times New Roman1" style:font-size-complex="12pt"/>
    </style:style>
    <style:style style:name="P2" style:family="paragraph" style:parent-style-name="List_20_Paragraph">
      <style:paragraph-properties fo:margin-left="0.635cm" fo:margin-right="0cm" fo:text-indent="0.614cm" style:auto-text-indent="false"/>
      <style:text-properties style:font-name="Liberation Serif" fo:font-size="12pt" officeooo:rsid="000d694e" officeooo:paragraph-rsid="000d694e" style:font-size-asian="12pt" style:font-name-complex="Times New Roman1" style:font-size-complex="12pt"/>
    </style:style>
    <style:style style:name="P3" style:family="paragraph" style:parent-style-name="List_20_Paragraph">
      <style:paragraph-properties fo:margin-left="0.635cm" fo:margin-right="0cm" fo:text-indent="0.614cm" style:auto-text-indent="false"/>
      <style:text-properties style:font-name="Liberation Serif" fo:font-size="12pt" officeooo:rsid="000d694e" officeooo:paragraph-rsid="0016667d" style:font-size-asian="12pt" style:font-name-complex="Times New Roman1" style:font-size-complex="12pt"/>
    </style:style>
    <style:style style:name="P4" style:family="paragraph" style:parent-style-name="List_20_Paragraph">
      <style:paragraph-properties fo:margin-left="0.635cm" fo:margin-right="0cm" fo:text-indent="0.614cm" style:auto-text-indent="false"/>
      <style:text-properties officeooo:paragraph-rsid="000d694e"/>
    </style:style>
    <style:style style:name="P5" style:family="paragraph" style:parent-style-name="List_20_Paragraph">
      <style:paragraph-properties fo:margin-left="0.635cm" fo:margin-right="0cm" fo:text-indent="0.614cm" style:auto-text-indent="false"/>
      <style:text-properties officeooo:rsid="000d694e" officeooo:paragraph-rsid="000d694e"/>
    </style:style>
    <style:style style:name="P6" style:family="paragraph" style:parent-style-name="List_20_Paragraph" style:list-style-name="L2">
      <style:paragraph-properties fo:margin-left="0.635cm" fo:margin-right="0cm" fo:text-indent="0.614cm" style:auto-text-indent="false"/>
      <style:text-properties officeooo:rsid="000d694e" officeooo:paragraph-rsid="000d694e"/>
    </style:style>
    <style:style style:name="P7" style:family="paragraph" style:parent-style-name="List_20_Paragraph" style:list-style-name="L2">
      <style:paragraph-properties fo:margin-left="0.635cm" fo:margin-right="0cm" fo:text-indent="0.614cm" style:auto-text-indent="false"/>
      <style:text-properties officeooo:rsid="000f168f" officeooo:paragraph-rsid="000f168f"/>
    </style:style>
    <style:style style:name="P8" style:family="paragraph" style:parent-style-name="List_20_Paragraph">
      <style:paragraph-properties fo:margin-left="0.635cm" fo:margin-right="0cm" fo:text-indent="0.614cm" style:auto-text-indent="false"/>
      <style:text-properties fo:font-weight="bold" officeooo:paragraph-rsid="000d694e" style:font-weight-asian="bold" style:font-weight-complex="bold"/>
    </style:style>
    <style:style style:name="P9" style:family="paragraph" style:parent-style-name="List_20_Paragraph">
      <style:paragraph-properties fo:margin-left="0.635cm" fo:margin-right="0cm" fo:text-indent="0.614cm" style:auto-text-indent="false"/>
      <style:text-properties officeooo:paragraph-rsid="0016667d"/>
    </style:style>
    <style:style style:name="P10" style:family="paragraph" style:parent-style-name="Standard">
      <style:text-properties officeooo:paragraph-rsid="0019b183"/>
    </style:style>
    <style:style style:name="P11" style:family="paragraph" style:parent-style-name="Standard">
      <style:text-properties officeooo:paragraph-rsid="001b2c46"/>
    </style:style>
    <style:style style:name="P12" style:family="paragraph" style:parent-style-name="Standard">
      <style:text-properties officeooo:paragraph-rsid="001c6244"/>
    </style:style>
    <style:style style:name="P13" style:family="paragraph" style:parent-style-name="Standard">
      <style:text-properties officeooo:paragraph-rsid="001e56ff"/>
    </style:style>
    <style:style style:name="P14" style:family="paragraph" style:parent-style-name="Standard">
      <style:text-properties officeooo:paragraph-rsid="0020a347"/>
    </style:style>
    <style:style style:name="P15" style:family="paragraph" style:parent-style-name="Table_20_Contents">
      <style:text-properties style:font-name="Liberation Serif" fo:font-size="12pt" officeooo:rsid="00107e57" officeooo:paragraph-rsid="00107e57" style:font-size-asian="12pt" style:font-name-complex="Times New Roman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107e57" officeooo:paragraph-rsid="00107e57" style:font-size-asian="12pt" style:font-name-complex="Times New Roman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07e57" officeooo:paragraph-rsid="0016667d" style:font-size-asian="12pt" style:font-name-complex="Times New Roman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107e57" officeooo:paragraph-rsid="0019b183" style:font-size-asian="12pt" style:font-name-complex="Times New Roman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107e57" officeooo:paragraph-rsid="001b2c46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107e57" officeooo:paragraph-rsid="00107e57" style:font-size-asian="12pt" style:font-name-complex="Times New Roman1" style:font-size-complex="12pt"/>
    </style:style>
    <style:style style:name="P21" style:family="paragraph" style:parent-style-name="Table_20_Contents">
      <style:text-properties style:font-name="Liberation Serif" fo:font-size="12pt" officeooo:rsid="00107e57" officeooo:paragraph-rsid="0016667d" style:font-size-asian="12pt" style:font-name-complex="Times New Roman1" style:font-size-complex="12pt"/>
    </style:style>
    <style:style style:name="P22" style:family="paragraph" style:parent-style-name="Table_20_Contents">
      <style:text-properties style:font-name="Liberation Serif" fo:font-size="12pt" officeooo:rsid="00107e57" officeooo:paragraph-rsid="0019b183" style:font-size-asian="12pt" style:font-name-complex="Times New Roman1" style:font-size-complex="12pt"/>
    </style:style>
    <style:style style:name="P23" style:family="paragraph" style:parent-style-name="Table_20_Contents">
      <style:text-properties style:font-name="Liberation Serif" fo:font-size="12pt" officeooo:rsid="00107e57" officeooo:paragraph-rsid="001b2c46" style:font-size-asian="12pt" style:font-name-complex="Times New Roman1" style:font-size-complex="12pt"/>
    </style:style>
    <style:style style:name="P24" style:family="paragraph" style:parent-style-name="Table_20_Contents">
      <style:text-properties style:font-name="Liberation Serif" fo:font-size="12pt" officeooo:rsid="00107e57" officeooo:paragraph-rsid="001c6244" style:font-size-asian="12pt" style:font-name-complex="Times New Roman1" style:font-size-complex="12pt"/>
    </style:style>
    <style:style style:name="P25" style:family="paragraph" style:parent-style-name="Table_20_Contents">
      <style:text-properties style:font-name="Liberation Serif" fo:font-size="12pt" officeooo:rsid="00107e57" officeooo:paragraph-rsid="001e56ff" style:font-size-asian="12pt" style:font-name-complex="Times New Roman1" style:font-size-complex="12pt"/>
    </style:style>
    <style:style style:name="P26" style:family="paragraph" style:parent-style-name="Table_20_Contents">
      <style:text-properties style:font-name="Liberation Serif" fo:font-size="12pt" officeooo:rsid="00107e57" officeooo:paragraph-rsid="0020a347" style:font-size-asian="12pt" style:font-name-complex="Times New Roman1" style:font-size-complex="12pt"/>
    </style:style>
    <style:style style:name="P27" style:family="paragraph" style:parent-style-name="Table_20_Contents">
      <style:text-properties style:font-name="Liberation Serif" fo:font-size="12pt" officeooo:rsid="00125df9" officeooo:paragraph-rsid="00125df9" style:font-size-asian="12pt" style:font-name-complex="Times New Roman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25df9" style:font-size-asian="12pt" style:font-name-complex="Times New Roman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6667d" style:font-size-asian="12pt" style:font-name-complex="Times New Roman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9b183" style:font-size-asian="12pt" style:font-name-complex="Times New Roman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b2c46" style:font-size-asian="12pt" style:font-name-complex="Times New Roman1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c6244" style:font-size-asian="12pt" style:font-name-complex="Times New Roman1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1e56ff" style:font-size-asian="12pt" style:font-name-complex="Times New Roman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125df9" officeooo:paragraph-rsid="0020a347" style:font-size-asian="12pt" style:font-name-complex="Times New Roman1" style:font-size-complex="12pt"/>
    </style:style>
    <style:style style:name="P35" style:family="paragraph" style:parent-style-name="Table_20_Contents" style:list-style-name="L5">
      <style:paragraph-properties fo:text-align="start" style:justify-single-word="false"/>
      <style:text-properties style:font-name="Liberation Serif" fo:font-size="12pt" officeooo:rsid="00125df9" officeooo:paragraph-rsid="00125df9" style:font-size-asian="12pt" style:font-name-complex="Times New Roman1" style:font-size-complex="12pt"/>
    </style:style>
    <style:style style:name="P36" style:family="paragraph" style:parent-style-name="Table_20_Contents">
      <style:text-properties style:font-name="Liberation Serif" fo:font-size="12pt" officeooo:rsid="00125df9" officeooo:paragraph-rsid="0016667d" style:font-size-asian="12pt" style:font-name-complex="Times New Roman1" style:font-size-complex="12pt"/>
    </style:style>
    <style:style style:name="P37" style:family="paragraph" style:parent-style-name="Table_20_Contents">
      <style:text-properties style:font-name="Liberation Serif" fo:font-size="12pt" officeooo:rsid="00125df9" officeooo:paragraph-rsid="0019b183" style:font-size-asian="12pt" style:font-name-complex="Times New Roman1" style:font-size-complex="12pt"/>
    </style:style>
    <style:style style:name="P38" style:family="paragraph" style:parent-style-name="Table_20_Contents">
      <style:text-properties style:font-name="Liberation Serif" fo:font-size="12pt" officeooo:rsid="00125df9" officeooo:paragraph-rsid="001b2c46" style:font-size-asian="12pt" style:font-name-complex="Times New Roman1" style:font-size-complex="12pt"/>
    </style:style>
    <style:style style:name="P39" style:family="paragraph" style:parent-style-name="Table_20_Contents">
      <style:text-properties style:font-name="Liberation Serif" fo:font-size="12pt" officeooo:rsid="00125df9" officeooo:paragraph-rsid="001c6244" style:font-size-asian="12pt" style:font-name-complex="Times New Roman1" style:font-size-complex="12pt"/>
    </style:style>
    <style:style style:name="P40" style:family="paragraph" style:parent-style-name="Table_20_Contents">
      <style:text-properties style:font-name="Liberation Serif" fo:font-size="12pt" officeooo:rsid="00125df9" officeooo:paragraph-rsid="001e56ff" style:font-size-asian="12pt" style:font-name-complex="Times New Roman1" style:font-size-complex="12pt"/>
    </style:style>
    <style:style style:name="P41" style:family="paragraph" style:parent-style-name="Table_20_Contents">
      <style:text-properties style:font-name="Liberation Serif" fo:font-size="12pt" officeooo:rsid="00125df9" officeooo:paragraph-rsid="0020a347" style:font-size-asian="12pt" style:font-name-complex="Times New Roman1" style:font-size-complex="12pt"/>
    </style:style>
    <style:style style:name="P42" style:family="paragraph" style:parent-style-name="Table_20_Contents" style:list-style-name="L5">
      <style:paragraph-properties fo:text-align="start" style:justify-single-word="false"/>
      <style:text-properties style:font-name="Liberation Serif" fo:font-size="12pt" officeooo:rsid="00133ac0" officeooo:paragraph-rsid="00133ac0" style:font-size-asian="12pt" style:font-name-complex="Times New Roman1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149995" officeooo:paragraph-rsid="00149995" style:font-size-asian="12pt" style:font-name-complex="Times New Roman1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officeooo:rsid="0019b183" officeooo:paragraph-rsid="0019b183" style:font-size-asian="12pt" style:font-name-complex="Times New Roman1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19b183" officeooo:paragraph-rsid="001b2c46" style:font-size-asian="12pt" style:font-name-complex="Times New Roman1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officeooo:rsid="0019b183" officeooo:paragraph-rsid="001c6244" style:font-size-asian="12pt" style:font-name-complex="Times New Roman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rsid="0019b183" officeooo:paragraph-rsid="001e56ff" style:font-size-asian="12pt" style:font-name-complex="Times New Roman1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19b183" officeooo:paragraph-rsid="0020a347" style:font-size-asian="12pt" style:font-name-complex="Times New Roman1" style:font-size-complex="12pt"/>
    </style:style>
    <style:style style:name="P49" style:family="paragraph" style:parent-style-name="Table_20_Contents">
      <style:text-properties style:font-name="Liberation Serif" fo:font-size="12pt" officeooo:rsid="0019b183" officeooo:paragraph-rsid="0019b183" style:font-size-asian="12pt" style:font-name-complex="Times New Roman1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officeooo:rsid="0019b183" officeooo:paragraph-rsid="0019b183" style:font-size-asian="12pt" style:font-name-complex="Times New Roman1" style:font-size-complex="12pt"/>
    </style:style>
    <style:style style:name="P51" style:family="paragraph" style:parent-style-name="Table_20_Contents" style:list-style-name="L15">
      <style:paragraph-properties fo:text-align="start" style:justify-single-word="false"/>
      <style:text-properties style:font-name="Liberation Serif" fo:font-size="12pt" officeooo:rsid="0019b183" officeooo:paragraph-rsid="0019b183" style:font-size-asian="12pt" style:font-name-complex="Times New Roman1" style:font-size-complex="12pt"/>
    </style:style>
    <style:style style:name="P52" style:family="paragraph" style:parent-style-name="Table_20_Contents" style:list-style-name="L17">
      <style:paragraph-properties fo:text-align="start" style:justify-single-word="false"/>
      <style:text-properties style:font-name="Liberation Serif" fo:font-size="12pt" officeooo:rsid="0019b183" officeooo:paragraph-rsid="0019b183" style:font-size-asian="12pt" style:font-name-complex="Times New Roman1" style:font-size-complex="12pt"/>
    </style:style>
    <style:style style:name="P53" style:family="paragraph" style:parent-style-name="Table_20_Contents" style:list-style-name="L20">
      <style:paragraph-properties fo:text-align="start" style:justify-single-word="false"/>
      <style:text-properties style:font-name="Liberation Serif" fo:font-size="12pt" officeooo:rsid="0019b183" officeooo:paragraph-rsid="001b2c46" style:font-size-asian="12pt" style:font-name-complex="Times New Roman1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officeooo:rsid="0019b183" officeooo:paragraph-rsid="001b2c46" style:font-size-asian="12pt" style:font-name-complex="Times New Roman1" style:font-size-complex="12pt"/>
    </style:style>
    <style:style style:name="P55" style:family="paragraph" style:parent-style-name="Table_20_Contents" style:list-style-name="L22">
      <style:paragraph-properties fo:text-align="start" style:justify-single-word="false"/>
      <style:text-properties style:font-name="Liberation Serif" fo:font-size="12pt" officeooo:rsid="0019b183" officeooo:paragraph-rsid="001c6244" style:font-size-asian="12pt" style:font-name-complex="Times New Roman1" style:font-size-complex="12pt"/>
    </style:style>
    <style:style style:name="P56" style:family="paragraph" style:parent-style-name="Table_20_Contents" style:list-style-name="L26">
      <style:paragraph-properties fo:text-align="start" style:justify-single-word="false"/>
      <style:text-properties style:font-name="Liberation Serif" fo:font-size="12pt" officeooo:rsid="0019b183" officeooo:paragraph-rsid="001e56ff" style:font-size-asian="12pt" style:font-name-complex="Times New Roman1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officeooo:rsid="0019b183" officeooo:paragraph-rsid="00227d06" style:font-size-asian="12pt" style:font-name-complex="Times New Roman1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officeooo:rsid="0019b183" officeooo:paragraph-rsid="0022c8de" style:font-size-asian="12pt" style:font-name-complex="Times New Roman1" style:font-size-complex="12pt"/>
    </style:style>
    <style:style style:name="P59" style:family="paragraph" style:parent-style-name="Table_20_Contents">
      <style:text-properties style:font-name="Liberation Serif" fo:font-size="12pt" officeooo:rsid="0019b183" officeooo:paragraph-rsid="001b2c46" style:font-size-asian="12pt" style:font-name-complex="Times New Roman1" style:font-size-complex="12pt"/>
    </style:style>
    <style:style style:name="P60" style:family="paragraph" style:parent-style-name="Table_20_Contents">
      <style:text-properties style:font-name="Liberation Serif" fo:font-size="12pt" officeooo:rsid="001b162d" officeooo:paragraph-rsid="001b162d" style:font-size-asian="12pt" style:font-name-complex="Times New Roman1" style:font-size-complex="12pt"/>
    </style:style>
    <style:style style:name="P61" style:family="paragraph" style:parent-style-name="Table_20_Contents">
      <style:text-properties style:font-name="Liberation Serif" fo:font-size="12pt" officeooo:rsid="001b162d" officeooo:paragraph-rsid="001b2c46" style:font-size-asian="12pt" style:font-name-complex="Times New Roman1" style:font-size-complex="12pt"/>
    </style:style>
    <style:style style:name="P62" style:family="paragraph" style:parent-style-name="Table_20_Contents">
      <style:text-properties style:font-name="Liberation Serif" fo:font-size="12pt" officeooo:rsid="001b162d" officeooo:paragraph-rsid="001c6244" style:font-size-asian="12pt" style:font-name-complex="Times New Roman1" style:font-size-complex="12pt"/>
    </style:style>
    <style:style style:name="P63" style:family="paragraph" style:parent-style-name="Table_20_Contents">
      <style:text-properties style:font-name="Liberation Serif" fo:font-size="12pt" officeooo:rsid="001b162d" officeooo:paragraph-rsid="001e56ff" style:font-size-asian="12pt" style:font-name-complex="Times New Roman1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1e56ff" officeooo:paragraph-rsid="001e56ff" style:font-size-asian="12pt" style:font-name-complex="Times New Roman1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1e56ff" officeooo:paragraph-rsid="0020a347" style:font-size-asian="12pt" style:font-name-complex="Times New Roman1" style:font-size-complex="12pt"/>
    </style:style>
    <style:style style:name="P66" style:family="paragraph" style:parent-style-name="Table_20_Contents">
      <style:text-properties style:font-name="Liberation Serif" fo:font-size="12pt" officeooo:rsid="0020a347" officeooo:paragraph-rsid="0020a347" style:font-size-asian="12pt" style:font-name-complex="Times New Roman1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2pt" officeooo:rsid="0020a347" officeooo:paragraph-rsid="0020a347" style:font-size-asian="12pt" style:font-name-complex="Times New Roman1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2pt" officeooo:rsid="0020a347" officeooo:paragraph-rsid="00271ba4" style:font-size-asian="12pt" style:font-name-complex="Times New Roman1" style:font-size-complex="12pt"/>
    </style:style>
    <style:style style:name="P69" style:family="paragraph" style:parent-style-name="Table_20_Contents">
      <style:text-properties style:font-name="Liberation Serif" fo:font-size="12pt" officeooo:rsid="0020a347" officeooo:paragraph-rsid="00271ba4" style:font-size-asian="12pt" style:font-name-complex="Times New Roman1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251074" officeooo:paragraph-rsid="00251074" style:font-size-asian="12pt" style:font-name-complex="Times New Roman1" style:font-size-complex="12pt"/>
    </style:style>
    <style:style style:name="P71" style:family="paragraph" style:parent-style-name="Table_20_Contents" style:list-style-name="L15">
      <style:paragraph-properties fo:text-align="start" style:justify-single-word="false"/>
      <style:text-properties style:font-name="Liberation Serif" fo:font-size="12pt" officeooo:rsid="0027ee74" officeooo:paragraph-rsid="0027ee74" style:font-size-asian="12pt" style:font-name-complex="Times New Roman1" style:font-size-complex="12pt"/>
    </style:style>
    <style:style style:name="P72" style:family="paragraph" style:parent-style-name="Table_20_Contents" style:list-style-name="L17">
      <style:paragraph-properties fo:text-align="start" style:justify-single-word="false"/>
      <style:text-properties style:font-name="Liberation Serif" fo:font-size="12pt" officeooo:rsid="0027ee74" officeooo:paragraph-rsid="00295993" style:font-size-asian="12pt" style:font-name-complex="Times New Roman1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07e57" style:font-size-asian="12pt" style:font-weight-asian="bold" style:font-name-complex="Times New Roman1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6667d" style:font-size-asian="12pt" style:font-weight-asian="bold" style:font-name-complex="Times New Roman1" style:font-size-complex="1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9b183" style:font-size-asian="12pt" style:font-weight-asian="bold" style:font-name-complex="Times New Roman1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b2c46" style:font-size-asian="12pt" style:font-weight-asian="bold" style:font-name-complex="Times New Roman1" style:font-size-complex="12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c6244" style:font-size-asian="12pt" style:font-weight-asian="bold" style:font-name-complex="Times New Roman1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1e56ff" style:font-size-asian="12pt" style:font-weight-asian="bold" style:font-name-complex="Times New Roman1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07e57" officeooo:paragraph-rsid="0020a347" style:font-size-asian="12pt" style:font-weight-asian="bold" style:font-name-complex="Times New Roman1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49995" style:font-size-asian="12pt" style:font-weight-asian="bold" style:font-name-complex="Times New Roman1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6667d" style:font-size-asian="12pt" style:font-weight-asian="bold" style:font-name-complex="Times New Roman1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9b183" style:font-size-asian="12pt" style:font-weight-asian="bold" style:font-name-complex="Times New Roman1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b2c46" style:font-size-asian="12pt" style:font-weight-asian="bold" style:font-name-complex="Times New Roman1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c6244" style:font-size-asian="12pt" style:font-weight-asian="bold" style:font-name-complex="Times New Roman1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1e56ff" style:font-size-asian="12pt" style:font-weight-asian="bold" style:font-name-complex="Times New Roman1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49995" officeooo:paragraph-rsid="0020a347" style:font-size-asian="12pt" style:font-weight-asian="bold" style:font-name-complex="Times New Roman1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169c2d" style:font-size-asian="12pt" style:font-weight-asian="bold" style:font-name-complex="Times New Roman1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19b183" style:font-size-asian="12pt" style:font-weight-asian="bold" style:font-name-complex="Times New Roman1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1b2c46" style:font-size-asian="12pt" style:font-weight-asian="bold" style:font-name-complex="Times New Roman1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1c6244" style:font-size-asian="12pt" style:font-weight-asian="bold" style:font-name-complex="Times New Roman1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1e56ff" style:font-size-asian="12pt" style:font-weight-asian="bold" style:font-name-complex="Times New Roman1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667d" officeooo:paragraph-rsid="0020a347" style:font-size-asian="12pt" style:font-weight-asian="bold" style:font-name-complex="Times New Roman1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49995" style:font-size-asian="12pt" style:font-weight-asian="normal" style:font-name-complex="Times New Roman1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6667d" style:font-size-asian="12pt" style:font-weight-asian="normal" style:font-name-complex="Times New Roman1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9b183" style:font-size-asian="12pt" style:font-weight-asian="normal" style:font-name-complex="Times New Roman1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b2c46" style:font-size-asian="12pt" style:font-weight-asian="normal" style:font-name-complex="Times New Roman1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c6244" style:font-size-asian="12pt" style:font-weight-asian="normal" style:font-name-complex="Times New Roman1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1e56ff" style:font-size-asian="12pt" style:font-weight-asian="normal" style:font-name-complex="Times New Roman1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07e57" officeooo:paragraph-rsid="0020a347" style:font-size-asian="12pt" style:font-weight-asian="normal" style:font-name-complex="Times New Roman1" style:font-size-complex="12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07e57" officeooo:paragraph-rsid="00149995" style:font-size-asian="12pt" style:font-weight-asian="normal" style:font-name-complex="Times New Roman1" style:font-size-complex="12pt" style:font-weight-complex="normal"/>
    </style:style>
    <style:style style:name="P101" style:family="paragraph" style:parent-style-name="Table_20_Contents" style:list-style-name="L14">
      <style:paragraph-properties fo:text-align="start" style:justify-single-word="false"/>
      <style:text-properties style:font-name="Liberation Serif" fo:font-size="12pt" fo:font-weight="normal" officeooo:rsid="0018352c" officeooo:paragraph-rsid="0018352c" style:font-size-asian="12pt" style:font-weight-asian="normal" style:font-name-complex="Times New Roman1" style:font-size-complex="12pt" style:font-weight-complex="normal"/>
    </style:style>
    <style:style style:name="P102" style:family="paragraph" style:parent-style-name="Table_20_Contents" style:list-style-name="L14">
      <style:paragraph-properties fo:text-align="start" style:justify-single-word="false"/>
      <style:text-properties style:font-name="Liberation Serif" fo:font-size="12pt" fo:font-weight="normal" officeooo:rsid="0019b183" officeooo:paragraph-rsid="0019b183" style:font-size-asian="12pt" style:font-weight-asian="normal" style:font-name-complex="Times New Roman1" style:font-size-complex="12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2pt" officeooo:rsid="0020a347" officeooo:paragraph-rsid="00271ba4" fo:background-color="transparent" style:font-size-asian="12pt" style:font-name-complex="Times New Roman1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officeooo:paragraph-rsid="0016667d"/>
    </style:style>
    <style:style style:name="P105" style:family="paragraph" style:parent-style-name="Table_20_Contents">
      <style:paragraph-properties fo:text-align="center" style:justify-single-word="false"/>
      <style:text-properties officeooo:paragraph-rsid="0019b183"/>
    </style:style>
    <style:style style:name="P106" style:family="paragraph" style:parent-style-name="Table_20_Contents">
      <style:paragraph-properties fo:text-align="center" style:justify-single-word="false"/>
      <style:text-properties officeooo:paragraph-rsid="001b2c46"/>
    </style:style>
    <style:style style:name="P107" style:family="paragraph" style:parent-style-name="Table_20_Contents">
      <style:paragraph-properties fo:text-align="center" style:justify-single-word="false"/>
      <style:text-properties officeooo:paragraph-rsid="001c6244"/>
    </style:style>
    <style:style style:name="P108" style:family="paragraph" style:parent-style-name="Table_20_Contents">
      <style:paragraph-properties fo:text-align="center" style:justify-single-word="false"/>
      <style:text-properties officeooo:paragraph-rsid="001e56ff"/>
    </style:style>
    <style:style style:name="P109" style:family="paragraph" style:parent-style-name="Table_20_Contents">
      <style:paragraph-properties fo:text-align="center" style:justify-single-word="false"/>
      <style:text-properties officeooo:paragraph-rsid="0020a347"/>
    </style:style>
    <style:style style:name="P110" style:family="paragraph" style:parent-style-name="Table_20_Contents" style:list-style-name="L17">
      <style:paragraph-properties fo:text-align="start" style:justify-single-word="false"/>
      <style:text-properties officeooo:paragraph-rsid="0019b183"/>
    </style:style>
    <style:style style:name="P111" style:family="paragraph" style:parent-style-name="Table_20_Contents" style:list-style-name="L20">
      <style:paragraph-properties fo:text-align="start" style:justify-single-word="false"/>
      <style:text-properties officeooo:paragraph-rsid="001b2c46"/>
    </style:style>
    <style:style style:name="P112" style:family="paragraph" style:parent-style-name="Table_20_Contents">
      <style:paragraph-properties fo:text-align="start" style:justify-single-word="false"/>
      <style:text-properties officeooo:paragraph-rsid="001fc5a8"/>
    </style:style>
    <style:style style:name="P113" style:family="paragraph" style:parent-style-name="Table_20_Contents">
      <style:paragraph-properties fo:text-align="start" style:justify-single-word="false"/>
      <style:text-properties officeooo:paragraph-rsid="0020a347"/>
    </style:style>
    <style:style style:name="P114" style:family="paragraph" style:parent-style-name="Table_20_Contents">
      <style:paragraph-properties fo:text-align="start" style:justify-single-word="false"/>
      <style:text-properties officeooo:paragraph-rsid="00242c4a"/>
    </style:style>
    <style:style style:name="P115" style:family="paragraph" style:parent-style-name="Table_20_Contents" style:list-style-name="L18">
      <style:text-properties officeooo:paragraph-rsid="0019b183"/>
    </style:style>
    <style:style style:name="P116" style:family="paragraph" style:parent-style-name="Table_20_Contents" style:list-style-name="L23">
      <style:text-properties officeooo:paragraph-rsid="001c6244"/>
    </style:style>
    <style:style style:name="P117" style:family="paragraph" style:parent-style-name="Table_20_Contents" style:list-style-name="L24">
      <style:text-properties officeooo:paragraph-rsid="001c6244"/>
    </style:style>
    <style:style style:name="P118" style:family="paragraph" style:parent-style-name="Table_20_Contents" style:list-style-name="L27">
      <style:text-properties officeooo:paragraph-rsid="001fc5a8"/>
    </style:style>
    <style:style style:name="P119" style:family="paragraph" style:parent-style-name="Table_20_Contents">
      <style:text-properties officeooo:paragraph-rsid="0020a347"/>
    </style:style>
    <style:style style:name="P120" style:family="paragraph" style:parent-style-name="Table_20_Contents" style:list-style-name="L30">
      <style:text-properties officeooo:paragraph-rsid="0020a347"/>
    </style:style>
    <style:style style:name="P121" style:family="paragraph" style:parent-style-name="Table_20_Contents">
      <style:paragraph-properties fo:text-align="start" style:justify-single-word="false"/>
      <style:text-properties officeooo:paragraph-rsid="0020a347" fo:background-color="transparent"/>
    </style:style>
    <style:style style:name="P122" style:family="paragraph" style:parent-style-name="Table_20_Contents" style:list-style-name="L3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107e57"/>
    </style:style>
    <style:style style:name="P123" style:family="paragraph" style:parent-style-name="Table_20_Contents" style:list-style-name="L2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2c8de"/>
    </style:style>
    <style:style style:name="P124" style:family="paragraph" style:parent-style-name="Table_20_Contents" style:list-style-name="L25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1fc5a8"/>
    </style:style>
    <style:style style:name="P125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42c4a"/>
    </style:style>
    <style:style style:name="P126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51074"/>
    </style:style>
    <style:style style:name="P127" style:family="paragraph" style:parent-style-name="Table_20_Contents" style:list-style-name="L3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rsid="0019b183" officeooo:paragraph-rsid="00227d06"/>
    </style:style>
    <style:style style:name="P128" style:family="paragraph" style:parent-style-name="Table_20_Contents" style:list-style-name="L16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rsid="0019b183" officeooo:paragraph-rsid="00227d06"/>
    </style:style>
    <style:style style:name="P129" style:family="paragraph" style:parent-style-name="Table_20_Contents" style:list-style-name="L19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rsid="0019b183" officeooo:paragraph-rsid="00227d06"/>
    </style:style>
    <style:style style:name="P130" style:family="paragraph" style:parent-style-name="Table_20_Contents" style:list-style-name="L2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rsid="0019b183" officeooo:paragraph-rsid="0022c8de"/>
    </style:style>
    <style:style style:name="P131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style:font-name="Liberation Serif" fo:font-size="12pt" officeooo:rsid="0020a347" officeooo:paragraph-rsid="00271ba4" style:font-size-asian="12pt" style:font-name-complex="Times New Roman1" style:font-size-complex="12pt"/>
    </style:style>
    <style:style style:name="P132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Liberation Serif" fo:font-size="12pt" officeooo:rsid="0020a347" officeooo:paragraph-rsid="00271ba4" style:font-size-asian="12pt" style:font-name-complex="Times New Roman1" style:font-size-complex="12pt"/>
    </style:style>
    <style:style style:name="P133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style:font-name="Liberation Serif" fo:font-size="12pt" officeooo:rsid="0020a347" officeooo:paragraph-rsid="00271ba4" fo:background-color="transparent" style:font-size-asian="12pt" style:font-name-complex="Times New Roman1" style:font-size-complex="12pt"/>
    </style:style>
    <style:style style:name="P134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0a347" fo:background-color="transparent"/>
    </style:style>
    <style:style style:name="P135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51074" fo:background-color="transparent"/>
    </style:style>
    <style:style style:name="P136" style:family="paragraph" style:parent-style-name="Table_20_Contents" style:list-style-name="L28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/>
      </style:paragraph-properties>
      <style:text-properties officeooo:paragraph-rsid="00271ba4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000000" fo:letter-spacing="normal" fo:language="ru" fo:country="RU" fo:font-style="normal" fo:font-weight="normal" officeooo:rsid="00107e57"/>
    </style:style>
    <style:style style:name="T5" style:family="text">
      <style:text-properties fo:font-variant="normal" fo:text-transform="none" fo:color="#000000" fo:letter-spacing="normal" fo:language="ru" fo:country="RU" fo:font-style="normal" fo:font-weight="normal" officeooo:rsid="001e56ff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 officeooo:rsid="00107e57" fo:background-color="#ffff00" loext:char-shading-value="0"/>
    </style:style>
    <style:style style:name="T7" style:family="text">
      <style:text-properties fo:font-variant="normal" fo:text-transform="none" fo:color="#000000" fo:letter-spacing="normal" fo:language="ru" fo:country="RU" fo:font-style="normal" fo:font-weight="normal" officeooo:rsid="001e56ff" fo:background-color="#ffff00" loext:char-shading-value="0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 fo:background-color="#ffff00" loext:char-shading-value="0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 officeooo:rsid="001fc5a8"/>
    </style:style>
    <style:style style:name="T10" style:family="text">
      <style:text-properties fo:font-variant="normal" fo:text-transform="none" fo:color="#000000" fo:letter-spacing="normal" fo:language="ru" fo:country="RU" fo:font-style="normal" fo:font-weight="normal" officeooo:rsid="0019b183"/>
    </style:style>
    <style:style style:name="T11" style:family="text">
      <style:text-properties fo:font-variant="normal" fo:text-transform="none" fo:color="#000000" fo:letter-spacing="normal" fo:language="ru" fo:country="RU" fo:font-style="normal" fo:font-weight="normal" officeooo:rsid="00227d06"/>
    </style:style>
    <style:style style:name="T12" style:family="text">
      <style:text-properties fo:font-variant="normal" fo:text-transform="none" fo:color="#000000" fo:letter-spacing="normal" fo:language="ru" fo:country="RU" fo:font-style="normal" fo:font-weight="normal" officeooo:rsid="00251074"/>
    </style:style>
    <style:style style:name="T13" style:family="text">
      <style:text-properties fo:font-variant="normal" fo:text-transform="none" fo:color="#000000" fo:letter-spacing="normal" fo:language="ru" fo:country="RU" fo:font-style="normal" fo:font-weight="normal" officeooo:rsid="00107e57" fo:background-color="transparent" loext:char-shading-value="0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 officeooo:rsid="00271ba4" fo:background-color="transparent" loext:char-shading-value="0"/>
    </style:style>
    <style:style style:name="T15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0d694e" style:font-size-asian="12pt" style:font-name-complex="Times New Roman1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07e57" style:font-size-asian="12pt" style:font-name-complex="Times New Roman1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e56ff" style:font-size-asian="12pt" style:font-name-complex="Times New Roman1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fc5a8" style:font-size-asian="12pt" style:font-name-complex="Times New Roman1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9b183" style:font-size-asian="12pt" style:font-name-complex="Times New Roman1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0a347" style:font-size-asian="12pt" style:font-name-complex="Times New Roman1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27d06" style:font-size-asian="12pt" style:font-name-complex="Times New Roman1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51074" style:font-size-asian="12pt" style:font-name-complex="Times New Roman1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71ba4" style:font-size-asian="12pt" style:font-name-complex="Times New Roman1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07e57" fo:background-color="#ffff00" loext:char-shading-value="0" style:font-size-asian="12pt" style:font-name-complex="Times New Roman1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e56ff" fo:background-color="#ffff00" loext:char-shading-value="0" style:font-size-asian="12pt" style:font-name-complex="Times New Roman1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583a2" fo:background-color="#ffff00" loext:char-shading-value="0" style:font-size-asian="12pt" style:font-name-complex="Times New Roman1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9b183" fo:background-color="#ffff00" loext:char-shading-value="0" style:font-size-asian="12pt" style:font-name-complex="Times New Roman1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fc5a8" fo:background-color="#ffff00" loext:char-shading-value="0" style:font-size-asian="12pt" style:font-name-complex="Times New Roman1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27d06" fo:background-color="#ffff00" loext:char-shading-value="0" style:font-size-asian="12pt" style:font-name-complex="Times New Roman1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d694e" style:font-size-asian="12pt" style:font-name-complex="Times New Roman1" style:font-size-complex="12pt"/>
    </style:style>
    <style:style style:name="T31" style:family="text">
      <style:text-properties style:font-name="Liberation Serif" fo:font-size="12pt" style:font-size-asian="12pt" style:font-name-complex="Times New Roman1" style:font-size-complex="12pt"/>
    </style:style>
    <style:style style:name="T32" style:family="text">
      <style:text-properties style:font-name="Liberation Serif" fo:font-size="12pt" officeooo:rsid="000d694e" style:font-size-asian="12pt" style:font-name-complex="Times New Roman1" style:font-size-complex="12pt"/>
    </style:style>
    <style:style style:name="T33" style:family="text">
      <style:text-properties style:font-name="Liberation Serif" fo:font-size="12pt" officeooo:rsid="00107e57" style:font-size-asian="12pt" style:font-name-complex="Times New Roman1" style:font-size-complex="12pt"/>
    </style:style>
    <style:style style:name="T34" style:family="text">
      <style:text-properties style:font-name="Liberation Serif" fo:font-size="12pt" officeooo:rsid="00133ac0" style:font-size-asian="12pt" style:font-name-complex="Times New Roman1" style:font-size-complex="12pt"/>
    </style:style>
    <style:style style:name="T35" style:family="text">
      <style:text-properties style:font-name="Liberation Serif" fo:font-size="12pt" officeooo:rsid="001583a2" style:font-size-asian="12pt" style:font-name-complex="Times New Roman1" style:font-size-complex="12pt"/>
    </style:style>
    <style:style style:name="T36" style:family="text">
      <style:text-properties style:font-name="Liberation Serif" fo:font-size="12pt" officeooo:rsid="0019b183" style:font-size-asian="12pt" style:font-name-complex="Times New Roman1" style:font-size-complex="12pt"/>
    </style:style>
    <style:style style:name="T37" style:family="text">
      <style:text-properties style:font-name="Liberation Serif" fo:font-size="12pt" officeooo:rsid="001e56ff" style:font-size-asian="12pt" style:font-name-complex="Times New Roman1" style:font-size-complex="12pt"/>
    </style:style>
    <style:style style:name="T38" style:family="text">
      <style:text-properties style:font-name="Liberation Serif" fo:font-size="12pt" officeooo:rsid="001fc5a8" style:font-size-asian="12pt" style:font-name-complex="Times New Roman1" style:font-size-complex="12pt"/>
    </style:style>
    <style:style style:name="T39" style:family="text">
      <style:text-properties style:font-name="Liberation Serif" fo:font-size="12pt" officeooo:rsid="00227d06" style:font-size-asian="12pt" style:font-name-complex="Times New Roman1" style:font-size-complex="12pt"/>
    </style:style>
    <style:style style:name="T40" style:family="text">
      <style:text-properties style:font-name="Liberation Serif" fo:font-size="12pt" officeooo:rsid="0020a347" style:font-size-asian="12pt" style:font-name-complex="Times New Roman1" style:font-size-complex="12pt"/>
    </style:style>
    <style:style style:name="T41" style:family="text">
      <style:text-properties style:font-name="Liberation Serif" fo:font-size="12pt" officeooo:rsid="00251074" style:font-size-asian="12pt" style:font-name-complex="Times New Roman1" style:font-size-complex="12pt"/>
    </style:style>
    <style:style style:name="T42" style:family="text">
      <style:text-properties style:font-name="Liberation Serif" fo:font-size="12pt" officeooo:rsid="00271ba4" style:font-size-asian="12pt" style:font-name-complex="Times New Roman1" style:font-size-complex="12pt"/>
    </style:style>
    <style:style style:name="T43" style:family="text">
      <style:text-properties style:font-name="Liberation Serif" fo:font-size="12pt" fo:font-weight="bold" officeooo:rsid="00107e57" style:font-size-asian="12pt" style:font-weight-asian="bold" style:font-name-complex="Times New Roman1" style:font-size-complex="12pt" style:font-weight-complex="bold"/>
    </style:style>
    <style:style style:name="T44" style:family="text">
      <style:text-properties style:font-name="Liberation Serif" fo:font-size="12pt" fo:font-weight="bold" officeooo:rsid="00133ac0" style:font-size-asian="12pt" style:font-weight-asian="bold" style:font-name-complex="Times New Roman1" style:font-size-complex="12pt" style:font-weight-complex="bold"/>
    </style:style>
    <style:style style:name="T45" style:family="text">
      <style:text-properties style:font-name="Liberation Serif" fo:font-size="12pt" fo:font-weight="bold" officeooo:rsid="0016667d" style:font-size-asian="12pt" style:font-weight-asian="bold" style:font-name-complex="Times New Roman1" style:font-size-complex="12pt" style:font-weight-complex="bold"/>
    </style:style>
    <style:style style:name="T46" style:family="text">
      <style:text-properties style:font-name="Liberation Serif" fo:font-size="12pt" fo:font-weight="bold" officeooo:rsid="0019b183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Liberation Serif" fo:font-size="12pt" fo:font-weight="bold" officeooo:rsid="001b2c46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Liberation Serif" fo:font-size="12pt" fo:font-weight="bold" officeooo:rsid="001c6244" style:font-size-asian="12pt" style:font-weight-asian="bold" style:font-name-complex="Times New Roman1" style:font-size-complex="12pt" style:font-weight-complex="bold"/>
    </style:style>
    <style:style style:name="T49" style:family="text">
      <style:text-properties style:font-name="Liberation Serif" fo:font-size="12pt" fo:font-weight="bold" officeooo:rsid="001e56ff" style:font-size-asian="12pt" style:font-weight-asian="bold" style:font-name-complex="Times New Roman1" style:font-size-complex="12pt" style:font-weight-complex="bold"/>
    </style:style>
    <style:style style:name="T50" style:family="text">
      <style:text-properties style:font-name="Liberation Serif" fo:font-size="12pt" fo:font-weight="bold" officeooo:rsid="001fc5a8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Liberation Serif" fo:font-size="12pt" fo:font-weight="bold" officeooo:rsid="0020a347" style:font-size-asian="12pt" style:font-weight-asian="bold" style:font-name-complex="Times New Roman1" style:font-size-complex="12pt" style:font-weight-complex="bold"/>
    </style:style>
    <style:style style:name="T52" style:family="text">
      <style:text-properties officeooo:rsid="00107e57"/>
    </style:style>
    <style:style style:name="T53" style:family="text">
      <style:text-properties officeooo:rsid="00125df9"/>
    </style:style>
    <style:style style:name="T54" style:family="text">
      <style:text-properties officeooo:rsid="00133ac0"/>
    </style:style>
    <style:style style:name="T55" style:family="text">
      <style:text-properties officeooo:rsid="0019b183"/>
    </style:style>
    <style:style style:name="T56" style:family="text">
      <style:text-properties officeooo:rsid="001b162d"/>
    </style:style>
    <style:style style:name="T57" style:family="text">
      <style:text-properties officeooo:rsid="001b2c46"/>
    </style:style>
    <style:style style:name="T58" style:family="text">
      <style:text-properties officeooo:rsid="001c6244"/>
    </style:style>
    <style:style style:name="T59" style:family="text">
      <style:text-properties officeooo:rsid="001e56ff"/>
    </style:style>
    <style:style style:name="T60" style:family="text">
      <style:text-properties officeooo:rsid="001e56ff" fo:background-color="#ffff00" loext:char-shading-value="0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0227d06" fo:background-color="#ffff00" loext:char-shading-value="0"/>
    </style:style>
    <style:style style:name="T63" style:family="text">
      <style:text-properties officeooo:rsid="00227d06"/>
    </style:style>
    <style:style style:name="T64" style:family="text">
      <style:text-properties officeooo:rsid="00271ba4"/>
    </style:style>
    <style:style style:name="T65" style:family="text">
      <style:text-properties officeooo:rsid="002959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-кейсы</text:p>
      <text:p text:style-name="P1"/>
      <text:p text:style-name="P8"><text:span text:style-name="T35">1. </text:span><text:span text:style-name="T32">Составить тест-кейсы на тестирования формы авторизации</text:span></text:p>
      <text:p text:style-name="P4"><text:span text:style-name="T32"/></text:p>
      <text:p text:style-name="P5"><text:span text:style-name="T31">Форма авторизации имеет:</text:span></text:p>
      <text:list xml:id="list685287638" text:style-name="L2">
        <text:list-item>
          <text:p text:style-name="P6"><text:span text:style-name="T31">поле ввода электронной почты или номера устройства </text:span><text:span text:style-name="T34">(</text:span><text:span text:style-name="T31">поддерживает до N символов)</text:span></text:p>
        </text:list-item>
        <text:list-item>
          <text:p text:style-name="P6"><text:span text:style-name="T31">поле ввода пароля (поддерживает до N символов)</text:span></text:p>
        </text:list-item>
        <text:list-item>
          <text:p text:style-name="P6"><text:span text:style-name="T31">кнопка «Войти» (неактивна</text:span><text:span text:style-name="T34">я</text:span><text:span text:style-name="T31"> если поля ввода пустые)</text:span></text:p>
          <text:p text:style-name="P7"><text:span text:style-name="T31">После успешной авторизации пользователь должен увидеть интерфейс </text:span><text:span text:style-name="T34">X-Keeper Panel</text:span><text:span text:style-name="T31">. В случае неудачной авторизации пользователь должен увидеть сообщение «Неверный логи или пароль»</text:span></text:p>
        </text:list-item>
      </text:list>
      <text:p text:style-name="P2"/>
      <text:p text:style-name="P2">Среда выполнения: <text:tab/>Ubuntu 20.04</text:p>
      <text:p text:style-name="P2"><text:span text:style-name="T1"><text:tab/><text:tab/><text:tab/><text:tab/>Google Chrome </text:span><text:span text:style-name="T2">90.0.4430.212</text:span></text:p>
      <text:p text:style-name="P2"><text:span text:style-name="T2"/></text:p>
      <text:p text:style-name="P4"><text:span text:style-name="T15">Тестируемый</text:span><text:span text:style-name="T30"> </text:span><text:span text:style-name="T15">компонент: </text:span><text:span text:style-name="T16">Авторизация пользователя</text:span></text:p>
      <text:p text:style-name="P2"><text:span text:style-name="T3">Комментарий:</text:span><text:span text:style-name="T4">Используй Логин </text:span><text:a xlink:type="simple" xlink:href="mailto:muhametov.u@x-keeper.ru" text:style-name="Internet_20_link" text:visited-style-name="Visited_20_Internet_20_Link">muhametov.u@x-keeper.ru</text:a><text:span text:style-name="T4"> пароль 5GSSG21y для успешной авторизации на сайте</text:span></text:p>
      <text:p text:style-name="P2"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73">Номер тест-кейса 001</text:p>
          </table:table-cell>
          <table:table-cell table:style-name="Таблица1.A1" table:number-columns-spanned="4" office:value-type="string">
            <text:p text:style-name="P73"><text:span text:style-name="T54">Название: </text:span>Наличие требуемых элементов интерфейса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93">Предусловие</text:p>
          </table:table-cell>
          <table:table-cell table:style-name="Таблица1.A1" table:number-columns-spanned="4" office:value-type="string">
            <text:p text:style-name="P100">Открытый браузер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80">№ шага</text:p>
          </table:table-cell>
          <table:table-cell table:style-name="Таблица1.A1" office:value-type="string">
            <text:p text:style-name="P73">Шаги воспроизведения</text:p>
          </table:table-cell>
          <table:table-cell table:style-name="Таблица1.A1" office:value-type="string">
            <text:p text:style-name="P73">Ожидаемый результат</text:p>
          </table:table-cell>
          <table:table-cell table:style-name="Таблица1.A1" office:value-type="string">
            <text:p text:style-name="P80">Фактический результат</text:p>
          </table:table-cell>
          <table:table-cell table:style-name="Таблица1.A1" office:value-type="string">
            <text:p text:style-name="P104"><text:span text:style-name="T45">Шаг пройден да/нет</text:span></text:p>
          </table:table-cell>
        </table:table-row>
        <table:table-row>
          <table:table-cell table:style-name="Таблица1.A4" office:value-type="string">
            <text:p text:style-name="P43">1</text:p>
          </table:table-cell>
          <table:table-cell table:style-name="Таблица1.B4" office:value-type="string">
            <text:list xml:id="list2641071566" text:style-name="L3">
              <text:list-header>
                <text:p text:style-name="P122"><text:span text:style-name="T33">Перейти на сайт </text:span><text:a xlink:type="simple" xlink:href="https://panel.x-keeper.net/" text:style-name="Internet_20_link" text:visited-style-name="Visited_20_Internet_20_Link"><text:span text:style-name="T33">https://panel.x-keeper.net</text:span></text:a></text:p>
                <text:p text:style-name="P122"><text:span text:style-name="T35"/></text:p>
              </text:list-header>
            </text:list>
          </table:table-cell>
          <table:table-cell table:style-name="Таблица1.C4" office:value-type="string">
            <text:p text:style-name="P20">Сайт отображается (страница отображается, форма авторизации доступ<text:span text:style-name="T53">на</text:span>)</text:p>
          </table:table-cell>
          <table:table-cell table:style-name="Таблица1.D4" office:value-type="string">
            <text:p text:style-name="P15"/>
          </table:table-cell>
          <table:table-cell table:style-name="Таблица1.A1" office:value-type="string">
            <text:p text:style-name="P16"/>
          </table:table-cell>
        </table:table-row>
        <table:table-row>
          <table:table-cell table:style-name="Таблица1.A4" office:value-type="string">
            <text:p text:style-name="P43">2</text:p>
          </table:table-cell>
          <table:table-cell table:style-name="Таблица1.B5" office:value-type="string">
            <text:p text:style-name="P27">Перейти к форме авторизации на сайте. Проверить отображение</text:p>
          </table:table-cell>
          <table:table-cell table:style-name="Таблица1.C5" office:value-type="string">
            <text:list xml:id="list3111586141" text:style-name="L5">
              <text:list-item>
                <text:p text:style-name="P35">Отображается название формы авторизации на сайте «Вход»</text:p>
              </text:list-item>
              <text:list-item>
                <text:p text:style-name="P35">Поле ввода email аккаунта <text:s/>или номера устройства</text:p>
              </text:list-item>
              <text:list-item>
                <text:p text:style-name="P42">Поле ввода пароля</text:p>
              </text:list-item>
              <text:list-item>
                <text:p text:style-name="P42">Кнопки: «Войти» неактивная; «Демо», «У меня нет аккаунта», «Забыли пароль?» - активные</text:p>
              </text:list-item>
            </text:list>
          </table:table-cell>
          <table:table-cell table:style-name="Таблица1.D5" office:value-type="string">
            <text:p text:style-name="P27"/>
          </table:table-cell>
          <table:table-cell table:style-name="Таблица1.A1" office:value-type="string">
            <text:p text:style-name="P28"/>
          </table:table-cell>
        </table:table-row>
      </table:table>
      <text:p text:style-name="P2"/>
      <text:p text:style-name="P3"><text:span text:style-name="T4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ext:soft-page-break/>
        <table:table-row>
          <table:table-cell table:style-name="Таблица3.A1" office:value-type="string">
            <text:p text:style-name="P74">Номер тест-кейса 00<text:span text:style-name="T55">2</text:span></text:p>
          </table:table-cell>
          <table:table-cell table:style-name="Таблица3.A1" table:number-columns-spanned="4" office:value-type="string">
            <text:p text:style-name="P104"><text:span text:style-name="T44">Название: Успешная авторизация по клику</text:span>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office:value-type="string">
            <text:p text:style-name="P94">Предусловие</text:p>
          </table:table-cell>
          <table:table-cell table:style-name="Таблица3.A1" table:number-columns-spanned="4" office:value-type="string">
            <text:list xml:id="list1165802299" text:style-name="L14">
              <text:list-item>
                <text:p text:style-name="P101">Перейти на сайт <text:a xlink:type="simple" xlink:href="https://panel.x-keeper.net/" text:style-name="Internet_20_link" text:visited-style-name="Visited_20_Internet_20_Link"><text:span text:style-name="T52">https://panel.x-keeper.net</text:span></text:a></text:p>
              </text:list-item>
              <text:list-item>
                <text:p text:style-name="P102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3.A1" office:value-type="string">
            <text:p text:style-name="P81">№ шага</text:p>
          </table:table-cell>
          <table:table-cell table:style-name="Таблица3.A1" office:value-type="string">
            <text:p text:style-name="P74">Шаги воспроизведения</text:p>
          </table:table-cell>
          <table:table-cell table:style-name="Таблица3.A1" office:value-type="string">
            <text:p text:style-name="P74">Ожидаемый результат</text:p>
          </table:table-cell>
          <table:table-cell table:style-name="Таблица3.A1" office:value-type="string">
            <text:p text:style-name="P81">Фактический результат</text:p>
          </table:table-cell>
          <table:table-cell table:style-name="Таблица3.A1" office:value-type="string">
            <text:p text:style-name="P87">Шаг пройден да/нет</text:p>
          </table:table-cell>
        </table:table-row>
        <table:table-row table:style-name="Таблица3.4">
          <table:table-cell table:style-name="Таблица3.A4" office:value-type="string">
            <text:p text:style-name="P44">1</text:p>
          </table:table-cell>
          <table:table-cell table:style-name="Таблица3.B4" office:value-type="string">
            <text:list xml:id="list202150837150717" text:continue-list="list2641071566" text:style-name="L3">
              <text:list-header>
                <text:p text:style-name="P127"><text:span text:style-name="T35">В</text:span><text:span text:style-name="T31">вести в поле ввода «</text:span><text:span text:style-name="T39">Email </text:span><text:span text:style-name="T31">аккаунта </text:span><text:span text:style-name="T39">или номера устройства»:</text:span><text:span text:style-name="T31"> </text:span><text:a xlink:type="simple" xlink:href="mailto:muhametov.u@x-keeper.ru" text:style-name="Internet_20_link" text:visited-style-name="Visited_20_Internet_20_Link">muhametov.u@x-keeper.ru</text:a><text:span text:style-name="T16"> </text:span></text:p>
              </text:list-header>
            </text:list>
          </table:table-cell>
          <table:table-cell table:style-name="Таблица3.C4" office:value-type="string">
            <text:p text:style-name="P57">Значение в поле ввода «<text:span text:style-name="T63">Email </text:span>аккаунта <text:span text:style-name="T63">или номера устройства»</text:span>: <text:a xlink:type="simple" xlink:href="mailto:muhametov.u@x-keeper.ru" text:style-name="Internet_20_link" text:visited-style-name="Visited_20_Internet_20_Link"><text:span text:style-name="T4">muhametov.u@x-keeper.r</text:span></text:a><text:a xlink:type="simple" xlink:href="mailto:muhametov.u@x-keeper.ru" text:style-name="Internet_20_link" text:visited-style-name="Visited_20_Internet_20_Link"><text:span text:style-name="T3">u</text:span></text:a></text:p>
          </table:table-cell>
          <table:table-cell table:style-name="Таблица3.D4" office:value-type="string">
            <text:p text:style-name="P21"/>
          </table:table-cell>
          <table:table-cell table:style-name="Таблица3.A1" office:value-type="string">
            <text:p text:style-name="P17"/>
          </table:table-cell>
        </table:table-row>
        <table:table-row>
          <table:table-cell table:style-name="Таблица3.A4" office:value-type="string">
            <text:p text:style-name="P44">2</text:p>
          </table:table-cell>
          <table:table-cell table:style-name="Таблица3.B5" office:value-type="string">
            <text:p text:style-name="P49">Ввести в поле ввода пароля: <text:span text:style-name="T4">5GSSG21y</text:span></text:p>
          </table:table-cell>
          <table:table-cell table:style-name="Таблица3.C5" office:value-type="string">
            <text:p text:style-name="P50">Значение в поле ввода пароля: ********</text:p>
          </table:table-cell>
          <table:table-cell table:style-name="Таблица3.D5" office:value-type="string">
            <text:p text:style-name="P36"/>
          </table:table-cell>
          <table:table-cell table:style-name="Таблица3.A1" office:value-type="string">
            <text:p text:style-name="P29"/>
          </table:table-cell>
        </table:table-row>
        <table:table-row table:style-name="Таблица3.6">
          <table:table-cell table:style-name="Таблица3.A4" office:value-type="string">
            <text:p text:style-name="P44">3</text:p>
          </table:table-cell>
          <table:table-cell table:style-name="Таблица3.B6" office:value-type="string">
            <text:p text:style-name="P49">Кликнуть левой мышкой по кнопке «Вход»</text:p>
          </table:table-cell>
          <table:table-cell table:style-name="Таблица3.C6" office:value-type="string">
            <text:list xml:id="list2977001384" text:style-name="L15">
              <text:list-item>
                <text:p text:style-name="P51">Авторизация выполнена</text:p>
              </text:list-item>
              <text:list-item>
                <text:p text:style-name="P51">Переход на главную страницу X-Keeper Panel</text:p>
              </text:list-item>
              <text:list-item>
                <text:p text:style-name="P71">Вывод сообщение «Сохранение пароля» с возможностью выбора Да или Нет, <text:span text:style-name="T65">если ранее пароль не был сохранен</text:span></text:p>
              </text:list-item>
            </text:list>
          </table:table-cell>
          <table:table-cell table:style-name="Таблица3.D6" office:value-type="string">
            <text:p text:style-name="P36"/>
          </table:table-cell>
          <table:table-cell table:style-name="Таблица3.A1" office:value-type="string">
            <text:p text:style-name="P29"/>
          </table:table-cell>
        </table:table-row>
      </table:table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75">Номер тест-кейса 00<text:span text:style-name="T56">3</text:span></text:p>
          </table:table-cell>
          <table:table-cell table:style-name="Таблица2.A1" table:number-columns-spanned="4" office:value-type="string">
            <text:p text:style-name="P105"><text:span text:style-name="T44">Название: Успешная авторизация </text:span><text:span text:style-name="T47">по </text:span><text:span text:style-name="T46">нажатию Enter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1" office:value-type="string">
            <text:p text:style-name="P95">Предусловие</text:p>
          </table:table-cell>
          <table:table-cell table:style-name="Таблица2.A1" table:number-columns-spanned="4" office:value-type="string">
            <text:list xml:id="list1897885250" text:style-name="L18">
              <text:list-item>
                <text:p text:style-name="P115">Перейти на сайт <text:a xlink:type="simple" xlink:href="https://panel.x-keeper.net/" text:style-name="Internet_20_link" text:visited-style-name="Visited_20_Internet_20_Link">https://panel.x-keeper.net</text:a></text:p>
              </text:list-item>
              <text:list-item>
                <text:p text:style-name="P115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82">№ шага</text:p>
          </table:table-cell>
          <table:table-cell table:style-name="Таблица2.A1" office:value-type="string">
            <text:p text:style-name="P75">Шаги воспроизведения</text:p>
          </table:table-cell>
          <table:table-cell table:style-name="Таблица2.A1" office:value-type="string">
            <text:p text:style-name="P75">Ожидаемый результат</text:p>
          </table:table-cell>
          <table:table-cell table:style-name="Таблица2.A1" office:value-type="string">
            <text:p text:style-name="P82">Фактический результат</text:p>
          </table:table-cell>
          <table:table-cell table:style-name="Таблица2.A1" office:value-type="string">
            <text:p text:style-name="P88">Шаг пройден да/нет</text:p>
          </table:table-cell>
        </table:table-row>
        <table:table-row table:style-name="Таблица2.4">
          <table:table-cell table:style-name="Таблица2.A4" office:value-type="string">
            <text:p text:style-name="P44">1</text:p>
          </table:table-cell>
          <table:table-cell table:style-name="Таблица2.B4" office:value-type="string">
            <text:list xml:id="list3219782556" text:style-name="L16">
              <text:list-header>
                <text:p text:style-name="P128"><text:span text:style-name="T35">В</text:span><text:span text:style-name="T31">вести в поле ввода «</text:span><text:span text:style-name="T39">Email </text:span><text:span text:style-name="T31">аккаунта </text:span><text:span text:style-name="T39">или номера устройства»:</text:span><text:span text:style-name="T31"> </text:span><text:a xlink:type="simple" xlink:href="mailto:muhametov.u@x-keeper.ru" text:style-name="Internet_20_link" text:visited-style-name="Visited_20_Internet_20_Link">muhametov.u@x-keeper.ru</text:a><text:span text:style-name="T16"> </text:span></text:p>
              </text:list-header>
            </text:list>
          </table:table-cell>
          <table:table-cell table:style-name="Таблица2.C4" office:value-type="string">
            <text:p text:style-name="P57">Значение в поле ввода «<text:span text:style-name="T63">Email </text:span>аккаунта <text:span text:style-name="T63">или номера устройства»:</text:span></text:p>
            <text:p text:style-name="P57"><text:a xlink:type="simple" xlink:href="mailto:muhametov.u@x-keeper.ru" text:style-name="Internet_20_link" text:visited-style-name="Visited_20_Internet_20_Link"><text:span text:style-name="T4">muhametov.u@x-keeper.r</text:span></text:a><text:a xlink:type="simple" xlink:href="mailto:muhametov.u@x-keeper.ru" text:style-name="Internet_20_link" text:visited-style-name="Visited_20_Internet_20_Link"><text:span text:style-name="T3">u</text:span></text:a></text:p>
          </table:table-cell>
          <table:table-cell table:style-name="Таблица2.D4" office:value-type="string">
            <text:p text:style-name="P22"/>
          </table:table-cell>
          <table:table-cell table:style-name="Таблица2.A1" office:value-type="string">
            <text:p text:style-name="P18"/>
          </table:table-cell>
        </table:table-row>
        <table:table-row>
          <table:table-cell table:style-name="Таблица2.A4" office:value-type="string">
            <text:p text:style-name="P44">2</text:p>
          </table:table-cell>
          <table:table-cell table:style-name="Таблица2.B5" office:value-type="string">
            <text:p text:style-name="P49">Ввести в поле ввода пароля: <text:span text:style-name="T4">5GSSG21y</text:span></text:p>
          </table:table-cell>
          <table:table-cell table:style-name="Таблица2.C5" office:value-type="string">
            <text:p text:style-name="P50">Значение в поле ввода пароля: ********</text:p>
          </table:table-cell>
          <table:table-cell table:style-name="Таблица2.D5" office:value-type="string">
            <text:p text:style-name="P37"/>
          </table:table-cell>
          <table:table-cell table:style-name="Таблица2.A1" office:value-type="string">
            <text:p text:style-name="P30"/>
          </table:table-cell>
        </table:table-row>
        <table:table-row table:style-name="Таблица2.6">
          <table:table-cell table:style-name="Таблица2.A4" office:value-type="string">
            <text:p text:style-name="P44">3</text:p>
          </table:table-cell>
          <table:table-cell table:style-name="Таблица2.B6" office:value-type="string">
            <text:p text:style-name="P60">Нажать кнопку Enter</text:p>
          </table:table-cell>
          <table:table-cell table:style-name="Таблица2.C6" office:value-type="string">
            <text:list xml:id="list2358336323" text:style-name="L17">
              <text:list-item>
                <text:p text:style-name="P110">Авторизация выполнена</text:p>
              </text:list-item>
              <text:list-item>
                <text:p text:style-name="P52">Переход на главную страницу X-Keeper Panel</text:p>
              </text:list-item>
              <text:list-item>
                <text:p text:style-name="P72">Вывод сообщение «Сохранение пароля» с возможностью выбора Да или Нет, <text:span text:style-name="T65">если ранее пароль не был сохранен</text:span></text:p>
              </text:list-item>
            </text:list>
          </table:table-cell>
          <table:table-cell table:style-name="Таблица2.D6" office:value-type="string">
            <text:p text:style-name="P37"/>
          </table:table-cell>
          <table:table-cell table:style-name="Таблица2.A1" office:value-type="string">
            <text:p text:style-name="P30"/>
          </table:table-cell>
        </table:table-row>
      </table:table>
      <text:p text:style-name="P10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76">Номер тест-кейса 00<text:span text:style-name="T57">4</text:span></text:p>
          </table:table-cell>
          <table:table-cell table:style-name="Таблица4.A1" table:number-columns-spanned="4" office:value-type="string">
            <text:p text:style-name="P106"><text:span text:style-name="T44">Название: </text:span><text:span text:style-name="T47">Проверка формы после успешной регистрации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96">Предусловие</text:p>
          </table:table-cell>
          <table:table-cell table:style-name="Таблица4.A1" table:number-columns-spanned="4" office:value-type="string">
            <text:list xml:id="list2103053329" text:style-name="L23">
              <text:list-item>
                <text:p text:style-name="P116">Перейти на сайт <text:a xlink:type="simple" xlink:href="https://panel.x-keeper.net/" text:style-name="Internet_20_link" text:visited-style-name="Visited_20_Internet_20_Link">https://panel.x-keeper.net</text:a></text:p>
              </text:list-item>
              <text:list-item>
                <text:p text:style-name="P116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4.A1" office:value-type="string">
            <text:p text:style-name="P83">№ шага</text:p>
          </table:table-cell>
          <table:table-cell table:style-name="Таблица4.A1" office:value-type="string">
            <text:p text:style-name="P76">Шаги воспроизведения</text:p>
          </table:table-cell>
          <table:table-cell table:style-name="Таблица4.A1" office:value-type="string">
            <text:p text:style-name="P76">Ожидаемый результат</text:p>
          </table:table-cell>
          <table:table-cell table:style-name="Таблица4.A1" office:value-type="string">
            <text:p text:style-name="P83">Фактический результат</text:p>
          </table:table-cell>
          <table:table-cell table:style-name="Таблица4.A1" office:value-type="string">
            <text:p text:style-name="P89">Шаг пройден да/нет</text:p>
          </table:table-cell>
        </table:table-row>
        <table:table-row table:style-name="Таблица4.4">
          <table:table-cell table:style-name="Таблица4.A4" office:value-type="string">
            <text:p text:style-name="P45">1</text:p>
          </table:table-cell>
          <table:table-cell table:style-name="Таблица4.B4" office:value-type="string">
            <text:list xml:id="list3309846442" text:style-name="L19">
              <text:list-header>
                <text:p text:style-name="P129"><text:span text:style-name="T35">В</text:span><text:span text:style-name="T31">вести в поле ввода «</text:span><text:span text:style-name="T39">Email </text:span><text:span text:style-name="T31">аккаунта </text:span><text:span text:style-name="T39">или номера устройства»</text:span><text:span text:style-name="T31">: </text:span><text:a xlink:type="simple" xlink:href="mailto:muhametov.u@x-keeper.ru" text:style-name="Internet_20_link" text:visited-style-name="Visited_20_Internet_20_Link">muhametov.u@x-keeper.ru</text:a><text:span text:style-name="T16"> </text:span></text:p>
              </text:list-header>
            </text:list>
          </table:table-cell>
          <table:table-cell table:style-name="Таблица4.C4" office:value-type="string">
            <text:p text:style-name="P57">Значение в поле ввода «<text:span text:style-name="T63">Email </text:span>аккаунта <text:span text:style-name="T63">или номера устройства»</text:span>: </text:p>
            <text:p text:style-name="P57"><text:a xlink:type="simple" xlink:href="mailto:muhametov.u@x-keeper.ru" text:style-name="Internet_20_link" text:visited-style-name="Visited_20_Internet_20_Link"><text:span text:style-name="T4">muhametov.u@x-keeper.r</text:span></text:a><text:a xlink:type="simple" xlink:href="mailto:muhametov.u@x-keeper.ru" text:style-name="Internet_20_link" text:visited-style-name="Visited_20_Internet_20_Link"><text:span text:style-name="T3">u</text:span></text:a></text:p>
          </table:table-cell>
          <table:table-cell table:style-name="Таблица4.D4" office:value-type="string">
            <text:p text:style-name="P23"/>
          </table:table-cell>
          <table:table-cell table:style-name="Таблица4.A1" office:value-type="string">
            <text:p text:style-name="P19"/>
          </table:table-cell>
        </table:table-row>
        <table:table-row>
          <table:table-cell table:style-name="Таблица4.A4" office:value-type="string">
            <text:p text:style-name="P45">2</text:p>
          </table:table-cell>
          <table:table-cell table:style-name="Таблица4.B5" office:value-type="string">
            <text:p text:style-name="P59">Ввести в поле ввода пароля: <text:span text:style-name="T4">5GSSG21y</text:span></text:p>
          </table:table-cell>
          <table:table-cell table:style-name="Таблица4.C5" office:value-type="string">
            <text:p text:style-name="P54">Значение в поле ввода пароля: ********</text:p>
          </table:table-cell>
          <table:table-cell table:style-name="Таблица4.D5" office:value-type="string">
            <text:p text:style-name="P38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6">
          <table:table-cell table:style-name="Таблица4.A4" office:value-type="string">
            <text:p text:style-name="P45">3</text:p>
          </table:table-cell>
          <table:table-cell table:style-name="Таблица4.B6" office:value-type="string">
            <text:p text:style-name="P61">Нажать кнопку Enter</text:p>
          </table:table-cell>
          <table:table-cell table:style-name="Таблица4.C6" office:value-type="string">
            <text:list xml:id="list4070600626" text:style-name="L20">
              <text:list-item>
                <text:p text:style-name="P111">Авторизация выполнена</text:p>
              </text:list-item>
              <text:list-item>
                <text:p text:style-name="P53">Переход на главную страницу X-Keeper Panel</text:p>
              </text:list-item>
            </text:list>
          </table:table-cell>
          <table:table-cell table:style-name="Таблица4.D6" office:value-type="string">
            <text:p text:style-name="P38"/>
          </table:table-cell>
          <table:table-cell table:style-name="Таблица4.A1" office:value-type="string">
            <text:p text:style-name="P31"/>
          </table:table-cell>
        </table:table-row>
      </table:table>
      <text:p text:style-name="P11"/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07"><text:span text:style-name="T43">Номер тест-кейса 00</text:span><text:span text:style-name="T48">5</text:span></text:p>
          </table:table-cell>
          <table:table-cell table:style-name="Таблица5.A1" table:number-columns-spanned="4" office:value-type="string">
            <text:p text:style-name="Table_20_Contents"><text:span text:style-name="T44">Название: </text:span><text:span text:style-name="T47">Проверка поля ввода электронной почты на количество знаков </text:span></text:p>
          </table:table-cell>
          <table:covered-table-cell/>
          <table:covered-table-cell/>
          <table:covered-table-cell/>
        </table:table-row>
        <table:table-row table:style-name="Таблица5.2">
          <table:table-cell table:style-name="Таблица5.A1" office:value-type="string">
            <text:p text:style-name="P97">Предусловие</text:p>
          </table:table-cell>
          <table:table-cell table:style-name="Таблица5.A1" table:number-columns-spanned="4" office:value-type="string">
            <text:list xml:id="list168983048" text:style-name="L24">
              <text:list-item>
                <text:p text:style-name="P117"><text:span text:style-name="T58">П</text:span>ерейти на сайт <text:a xlink:type="simple" xlink:href="https://panel.x-keeper.net/" text:style-name="Internet_20_link" text:visited-style-name="Visited_20_Internet_20_Link">https://panel.x-keeper.net</text:a></text:p>
              </text:list-item>
              <text:list-item>
                <text:p text:style-name="P117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5.A1" office:value-type="string">
            <text:p text:style-name="P84">№ шага</text:p>
          </table:table-cell>
          <table:table-cell table:style-name="Таблица5.A1" office:value-type="string">
            <text:p text:style-name="P77">Шаги воспроизведения</text:p>
          </table:table-cell>
          <table:table-cell table:style-name="Таблица5.A1" office:value-type="string">
            <text:p text:style-name="P77">Ожидаемый результат</text:p>
          </table:table-cell>
          <table:table-cell table:style-name="Таблица5.A1" office:value-type="string">
            <text:p text:style-name="P84">Фактический результат</text:p>
          </table:table-cell>
          <table:table-cell table:style-name="Таблица5.A1" office:value-type="string">
            <text:p text:style-name="P90">Шаг пройден да/нет</text:p>
          </table:table-cell>
        </table:table-row>
        <table:table-row table:style-name="Таблица5.4">
          <table:table-cell table:style-name="Таблица5.A4" office:value-type="string">
            <text:p text:style-name="P46">1</text:p>
          </table:table-cell>
          <table:table-cell table:style-name="Таблица5.B4" office:value-type="string">
            <text:list xml:id="list1661959673" text:style-name="L21">
              <text:list-header>
                <text:p text:style-name="P130"><text:span text:style-name="T35">В</text:span><text:span text:style-name="T31">вести в поле ввода «</text:span><text:span text:style-name="T39">Email </text:span><text:span text:style-name="T31">аккаунта </text:span><text:span text:style-name="T39">или номера устройства»</text:span><text:span text:style-name="T31">: </text:span><text:a xlink:type="simple" xlink:href="mailto:muhametov.u@x-keeper.ru" text:style-name="Internet_20_link" text:visited-style-name="Visited_20_Internet_20_Link">muhametov.u@x-keeper.ru</text:a><text:span text:style-name="T16"> — </text:span><text:span text:style-name="T17">23 знака</text:span></text:p>
              </text:list-header>
            </text:list>
          </table:table-cell>
          <table:table-cell table:style-name="Таблица5.C4" office:value-type="string">
            <text:p text:style-name="P57">Значение в поле ввода «<text:span text:style-name="T63">Email </text:span>аккаунта <text:span text:style-name="T63">или номера устройства»</text:span>: </text:p>
            <text:p text:style-name="P57"><text:span text:style-name="T59">aa</text:span><text:a xlink:type="simple" xlink:href="mailto:muhametov.u@x-keeper.ru" text:style-name="Internet_20_link" text:visited-style-name="Visited_20_Internet_20_Link"><text:span text:style-name="T4">muhametov.u@x-keeper.r</text:span></text:a><text:a xlink:type="simple" xlink:href="mailto:muhametov.u@x-keeper.ru" text:style-name="Internet_20_link" text:visited-style-name="Visited_20_Internet_20_Link"><text:span text:style-name="T3">u</text:span></text:a><text:span text:style-name="T3"> — </text:span><text:span text:style-name="T5">23 знака</text:span></text:p>
          </table:table-cell>
          <table:table-cell table:style-name="Таблица5.D4" office:value-type="string">
            <text:p text:style-name="P24"/>
          </table:table-cell>
          <table:table-cell table:style-name="Таблица5.A1" office:value-type="string">
            <text:p text:style-name="P64"/>
          </table:table-cell>
        </table:table-row>
        <table:table-row>
          <table:table-cell table:style-name="Таблица5.A4" office:value-type="string">
            <text:p text:style-name="P46">2</text:p>
          </table:table-cell>
          <table:table-cell table:style-name="Таблица5.B5" office:value-type="string">
            <text:list xml:id="list202150497857998" text:continue-numbering="true" text:style-name="L21">
              <text:list-header>
                <text:p text:style-name="P123"><text:span text:style-name="T26">В</text:span><text:span text:style-name="T24">вести в поле ввода </text:span><text:span text:style-name="T27">«</text:span><text:span text:style-name="T29">Email </text:span><text:span text:style-name="T27">аккаунта </text:span><text:span text:style-name="T29">или номера устройства»:</text:span><text:span text:style-name="T24"> </text:span><text:a xlink:type="simple" xlink:href="mailto:muhametov.u@x-keeper.ru" text:style-name="Internet_20_link" text:visited-style-name="Visited_20_Internet_20_Link">muhametov.u@x-keeper.ru</text:a><text:span text:style-name="T24"> — </text:span><text:span text:style-name="T25">25 знаков</text:span></text:p>
              </text:list-header>
            </text:list>
          </table:table-cell>
          <table:table-cell table:style-name="Таблица5.C5" office:value-type="string">
            <text:p text:style-name="P58"><text:span text:style-name="T61">Значение в поле ввода э«</text:span><text:span text:style-name="T62">Email </text:span><text:span text:style-name="T61">аккаунта </text:span><text:span text:style-name="T62">или номера устройства»</text:span><text:span text:style-name="T61">: </text:span><text:span text:style-name="T60">aa</text:span><text:a xlink:type="simple" xlink:href="mailto:muhametov.u@x-keeper.ru" text:style-name="Internet_20_link" text:visited-style-name="Visited_20_Internet_20_Link"><text:span text:style-name="T6">muhametov.u@x-keeper.r</text:span></text:a><text:a xlink:type="simple" xlink:href="mailto:muhametov.u@x-keeper.ru" text:style-name="Internet_20_link" text:visited-style-name="Visited_20_Internet_20_Link"><text:span text:style-name="T8">u</text:span></text:a><text:span text:style-name="T8"> — </text:span><text:span text:style-name="T7">23 знака</text:span></text:p>
          </table:table-cell>
          <table:table-cell table:style-name="Таблица5.D5" office:value-type="string">
            <text:p text:style-name="P39"/>
          </table:table-cell>
          <table:table-cell table:style-name="Таблица5.A1" office:value-type="string">
            <text:p text:style-name="P32"/>
          </table:table-cell>
        </table:table-row>
        <table:table-row table:style-name="Таблица5.6">
          <table:table-cell table:style-name="Таблица5.A4" office:value-type="string">
            <text:p text:style-name="P46">3</text:p>
          </table:table-cell>
          <table:table-cell table:style-name="Таблица5.B6" office:value-type="string">
            <text:p text:style-name="P62"/>
          </table:table-cell>
          <table:table-cell table:style-name="Таблица5.C6" office:value-type="string">
            <text:list xml:id="list3377974004" text:style-name="L22">
              <text:list-header>
                <text:p text:style-name="P55"/>
              </text:list-header>
            </text:list>
          </table:table-cell>
          <table:table-cell table:style-name="Таблица5.D6" office:value-type="string">
            <text:p text:style-name="P39"/>
          </table:table-cell>
          <table:table-cell table:style-name="Таблица5.A1" office:value-type="string">
            <text:p text:style-name="P32"/>
          </table:table-cell>
        </table:table-row>
      </table:table>
      <text:p text:style-name="P12"/>
      <text:p text:style-name="P13"/>
      <text:p text:style-name="P13"/>
      <text:p text:style-name="P13"><text:soft-page-break/></text:p>
      <text:p text:style-name="P13"/>
      <text:p text:style-name="P13"/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8"><text:span text:style-name="T43">Номер тест-кейса 00</text:span><text:span text:style-name="T50">6</text:span></text:p>
          </table:table-cell>
          <table:table-cell table:style-name="Таблица6.A1" table:number-columns-spanned="4" office:value-type="string">
            <text:p text:style-name="Table_20_Contents"><text:span text:style-name="T44">Название: </text:span><text:span text:style-name="T47">Проверка поля ввода </text:span><text:span text:style-name="T49">пароля </text:span><text:span text:style-name="T47">на количество знаков </text:span></text:p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P98">Предусловие</text:p>
          </table:table-cell>
          <table:table-cell table:style-name="Таблица6.A1" table:number-columns-spanned="4" office:value-type="string">
            <text:list xml:id="list1505591233" text:style-name="L27">
              <text:list-item>
                <text:p text:style-name="P118">Перейти на сайт <text:a xlink:type="simple" xlink:href="https://panel.x-keeper.net/" text:style-name="Internet_20_link" text:visited-style-name="Visited_20_Internet_20_Link">https://panel.x-keeper.net</text:a></text:p>
              </text:list-item>
              <text:list-item>
                <text:p text:style-name="P118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85">№ шага</text:p>
          </table:table-cell>
          <table:table-cell table:style-name="Таблица6.A1" office:value-type="string">
            <text:p text:style-name="P78">Шаги воспроизведения</text:p>
          </table:table-cell>
          <table:table-cell table:style-name="Таблица6.A1" office:value-type="string">
            <text:p text:style-name="P78">Ожидаемый результат</text:p>
          </table:table-cell>
          <table:table-cell table:style-name="Таблица6.A1" office:value-type="string">
            <text:p text:style-name="P85">Фактический результат</text:p>
          </table:table-cell>
          <table:table-cell table:style-name="Таблица6.A1" office:value-type="string">
            <text:p text:style-name="P91">Шаг пройден да/нет</text:p>
          </table:table-cell>
        </table:table-row>
        <table:table-row table:style-name="Таблица6.4">
          <table:table-cell table:style-name="Таблица6.A4" office:value-type="string">
            <text:p text:style-name="P47">1</text:p>
          </table:table-cell>
          <table:table-cell table:style-name="Таблица6.B4" office:value-type="string">
            <text:list xml:id="list4271442371" text:style-name="L25">
              <text:list-header>
                <text:p text:style-name="P124"><text:span text:style-name="T35">В</text:span><text:span text:style-name="T36">вести в поле </text:span><text:span text:style-name="T37">пароля</text:span><text:span text:style-name="T36"> </text:span><text:span text:style-name="T16"><text:s/>5GSSG21y — </text:span><text:span text:style-name="T18">8 знаков</text:span></text:p>
              </text:list-header>
            </text:list>
          </table:table-cell>
          <table:table-cell table:style-name="Таблица6.C4" office:value-type="string">
            <text:p text:style-name="P112"><text:span text:style-name="T36">Значение в поле ввода </text:span><text:span text:style-name="T38">пароля</text:span><text:span text:style-name="T36">: </text:span><text:span text:style-name="T16">5GSSG21y</text:span><text:span text:style-name="T19"> — </text:span><text:span text:style-name="T18">8</text:span><text:span text:style-name="T17"> </text:span><text:span text:style-name="T18">знаков</text:span></text:p>
          </table:table-cell>
          <table:table-cell table:style-name="Таблица6.D4" office:value-type="string">
            <text:p text:style-name="P25"/>
          </table:table-cell>
          <table:table-cell table:style-name="Таблица6.A1" office:value-type="string">
            <text:p text:style-name="P64"/>
          </table:table-cell>
        </table:table-row>
        <table:table-row>
          <table:table-cell table:style-name="Таблица6.A4" office:value-type="string">
            <text:p text:style-name="P47">2</text:p>
          </table:table-cell>
          <table:table-cell table:style-name="Таблица6.B5" office:value-type="string">
            <text:list xml:id="list202151716324102" text:continue-numbering="true" text:style-name="L25">
              <text:list-header>
                <text:p text:style-name="P124"><text:span text:style-name="T35">В</text:span><text:span text:style-name="T36">вести в поле </text:span><text:span text:style-name="T37">пароля</text:span><text:span text:style-name="T36"> </text:span><text:span text:style-name="T16"><text:s/>5GSSG21y</text:span><text:span text:style-name="T18">234323343</text:span><text:span text:style-name="T16"> — </text:span><text:span text:style-name="T18">50 знаков</text:span></text:p>
              </text:list-header>
            </text:list>
          </table:table-cell>
          <table:table-cell table:style-name="Таблица6.C5" office:value-type="string">
            <text:p text:style-name="P112"><text:span text:style-name="T27">Значение в поле ввода </text:span><text:span text:style-name="T28">пароля</text:span><text:span text:style-name="T27">: </text:span><text:span text:style-name="T24">5GSSG21y</text:span><text:span text:style-name="T27"> —</text:span><text:span text:style-name="T28">20 знаков</text:span></text:p>
          </table:table-cell>
          <table:table-cell table:style-name="Таблица6.D5" office:value-type="string">
            <text:p text:style-name="P40"/>
          </table:table-cell>
          <table:table-cell table:style-name="Таблица6.A1" office:value-type="string">
            <text:p text:style-name="P33"/>
          </table:table-cell>
        </table:table-row>
        <table:table-row table:style-name="Таблица6.6">
          <table:table-cell table:style-name="Таблица6.A4" office:value-type="string">
            <text:p text:style-name="P47">3</text:p>
          </table:table-cell>
          <table:table-cell table:style-name="Таблица6.B6" office:value-type="string">
            <text:p text:style-name="P63"/>
          </table:table-cell>
          <table:table-cell table:style-name="Таблица6.C6" office:value-type="string">
            <text:list xml:id="list235981629" text:style-name="L26">
              <text:list-header>
                <text:p text:style-name="P56"/>
              </text:list-header>
            </text:list>
          </table:table-cell>
          <table:table-cell table:style-name="Таблица6.D6" office:value-type="string">
            <text:p text:style-name="P40"/>
          </table:table-cell>
          <table:table-cell table:style-name="Таблица6.A1" office:value-type="string">
            <text:p text:style-name="P33"/>
          </table:table-cell>
        </table:table-row>
      </table:table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ext:soft-page-break/>
        <table:table-row>
          <table:table-cell table:style-name="Таблица7.A1" office:value-type="string">
            <text:p text:style-name="P109"><text:span text:style-name="T43">Номер тест-кейса 00</text:span><text:span text:style-name="T51">7</text:span></text:p>
          </table:table-cell>
          <table:table-cell table:style-name="Таблица7.A1" table:number-columns-spanned="4" office:value-type="string">
            <text:p text:style-name="P119"><text:span text:style-name="T44">Название: Проверка ошибки авторизации</text:span><text:span text:style-name="T47"> </text:span></text:p>
          </table:table-cell>
          <table:covered-table-cell/>
          <table:covered-table-cell/>
          <table:covered-table-cell/>
        </table:table-row>
        <table:table-row table:style-name="Таблица7.2">
          <table:table-cell table:style-name="Таблица7.A1" office:value-type="string">
            <text:p text:style-name="P99">Предусловие</text:p>
          </table:table-cell>
          <table:table-cell table:style-name="Таблица7.A1" table:number-columns-spanned="4" office:value-type="string">
            <text:list xml:id="list4053105602" text:style-name="L30">
              <text:list-item>
                <text:p text:style-name="P120">Перейти на сайт <text:a xlink:type="simple" xlink:href="https://panel.x-keeper.net/" text:style-name="Internet_20_link" text:visited-style-name="Visited_20_Internet_20_Link">https://panel.x-keeper.net</text:a></text:p>
              </text:list-item>
              <text:list-item>
                <text:p text:style-name="P120">Если вход выполнен — выйти из вашего аккаунта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7.A1" office:value-type="string">
            <text:p text:style-name="P86">№ шага</text:p>
          </table:table-cell>
          <table:table-cell table:style-name="Таблица7.A1" office:value-type="string">
            <text:p text:style-name="P79">Шаги воспроизведения</text:p>
          </table:table-cell>
          <table:table-cell table:style-name="Таблица7.A1" office:value-type="string">
            <text:p text:style-name="P79">Ожидаемый результат</text:p>
          </table:table-cell>
          <table:table-cell table:style-name="Таблица7.A1" office:value-type="string">
            <text:p text:style-name="P86">Фактический результат</text:p>
          </table:table-cell>
          <table:table-cell table:style-name="Таблица7.A1" office:value-type="string">
            <text:p text:style-name="P92">Шаг пройден да/нет</text:p>
          </table:table-cell>
        </table:table-row>
        <table:table-row table:style-name="Таблица7.4">
          <table:table-cell table:style-name="Таблица7.A4" office:value-type="string">
            <text:p text:style-name="P48">1</text:p>
          </table:table-cell>
          <table:table-cell table:style-name="Таблица7.B4" office:value-type="string">
            <text:list xml:id="list3566848808" text:style-name="L28">
              <text:list-header>
                <text:p text:style-name="P125"><text:span text:style-name="T18">Ввод в поле ввода </text:span><text:span text:style-name="T19">«</text:span><text:span text:style-name="T21">Email </text:span><text:span text:style-name="T19">аккаунта </text:span><text:span text:style-name="T21">или номера устройства»</text:span><text:span text:style-name="T18"> пустого значения – 0 знаков </text:span></text:p>
              </text:list-header>
            </text:list>
          </table:table-cell>
          <table:table-cell table:style-name="Таблица7.C4" office:value-type="string">
            <text:p text:style-name="P114"><text:span text:style-name="T20">Пустое</text:span><text:span text:style-name="T18"> значение в поле ввода </text:span><text:span text:style-name="T19">«</text:span><text:span text:style-name="T21">Email </text:span><text:span text:style-name="T19">аккаунта </text:span><text:span text:style-name="T21">или номера устройства»</text:span></text:p>
          </table:table-cell>
          <table:table-cell table:style-name="Таблица7.D4" office:value-type="string">
            <text:p text:style-name="P26"/>
          </table:table-cell>
          <table:table-cell table:style-name="Таблица7.A1" office:value-type="string">
            <text:p text:style-name="P65"/>
          </table:table-cell>
        </table:table-row>
        <table:table-row>
          <table:table-cell table:style-name="Таблица7.A4" office:value-type="string">
            <text:p text:style-name="P48">2</text:p>
          </table:table-cell>
          <table:table-cell table:style-name="Таблица7.B5" office:value-type="string">
            <text:list xml:id="list202150622762792" text:continue-numbering="true" text:style-name="L28">
              <text:list-header>
                <text:p text:style-name="P134"><text:span text:style-name="T18">Ввод в поле ввода пароля значения <text:s/></text:span><text:span text:style-name="T16">5GSSG21y</text:span></text:p>
              </text:list-header>
            </text:list>
          </table:table-cell>
          <table:table-cell table:style-name="Таблица7.C5" office:value-type="string">
            <text:p text:style-name="P121"><text:span text:style-name="T18">Значение в поле ввода пароля:********</text:span></text:p>
          </table:table-cell>
          <table:table-cell table:style-name="Таблица7.D5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>3</text:p>
          </table:table-cell>
          <table:table-cell table:style-name="Таблица7.B6" office:value-type="string">
            <text:p text:style-name="P66">Клик по кнопке «Войти»</text:p>
          </table:table-cell>
          <table:table-cell table:style-name="Таблица7.C6" office:value-type="string">
            <text:p text:style-name="P67">Вход <text:s/>не выполнен. Поле «Email аккаунт или номер устройства» подсвечивается красным и выводится сообщение «Обязательно для заполнения»</text:p>
          </table:table-cell>
          <table:table-cell table:style-name="Таблица7.D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70">4</text:p>
          </table:table-cell>
          <table:table-cell table:style-name="Таблица7.B10" office:value-type="string">
            <text:list xml:id="list202151587316863" text:continue-numbering="true" text:style-name="L28">
              <text:list-header>
                <text:p text:style-name="P126"><text:span text:style-name="T18">Ввод в поле ввода </text:span><text:span text:style-name="T19">«</text:span><text:span text:style-name="T21">Email </text:span><text:span text:style-name="T19">аккаунта </text:span><text:span text:style-name="T21">или номера устройства»</text:span><text:span text:style-name="T18">: </text:span><text:a xlink:type="simple" xlink:href="mailto:muhametov.u@x-keeper.ru" text:style-name="Internet_20_link" text:visited-style-name="Visited_20_Internet_20_Link"><text:span text:style-name="T16">muhametov.u@x-keeper.ru</text:span></text:a></text:p>
              </text:list-header>
            </text:list>
          </table:table-cell>
          <table:table-cell table:style-name="Таблица7.C16" office:value-type="string">
            <text:list xml:id="list202151068910472" text:continue-numbering="true" text:style-name="L28">
              <text:list-header>
                <text:p text:style-name="P126"><text:span text:style-name="T22">Значение в </text:span><text:span text:style-name="T18">поле ввода </text:span><text:span text:style-name="T19">«</text:span><text:span text:style-name="T21">Email </text:span><text:span text:style-name="T19">аккаунта </text:span><text:span text:style-name="T21">или номера устройства»</text:span><text:span text:style-name="T18">: </text:span><text:a xlink:type="simple" xlink:href="mailto:muhametov.u@x-keeper.ru" text:style-name="Internet_20_link" text:visited-style-name="Visited_20_Internet_20_Link"><text:span text:style-name="T16">muhametov.u@x-keeper.ru</text:span></text:a></text:p>
              </text:list-header>
            </text:list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70">5</text:p>
          </table:table-cell>
          <table:table-cell table:style-name="Таблица7.B10" office:value-type="string">
            <text:list xml:id="list202150534240651" text:continue-numbering="true" text:style-name="L28">
              <text:list-header>
                <text:p text:style-name="P135"><text:span text:style-name="T18">Ввод в поле ввода пароля пустого значения – 0 знаков </text:span></text:p>
              </text:list-header>
            </text:list>
          </table:table-cell>
          <table:table-cell table:style-name="Таблица7.C16" office:value-type="string">
            <text:p text:style-name="P67"><text:span text:style-name="T64">Пустое</text:span> значение в поле ввода пароля. 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0" office:value-type="string">
            <text:p text:style-name="P69">Клик по кнопке «Войти»</text:p>
          </table:table-cell>
          <table:table-cell table:style-name="Таблица7.C16" office:value-type="string">
            <text:p text:style-name="P113"><text:span text:style-name="T40">Вход <text:s/>не выполнен. Поле «</text:span><text:span text:style-name="T41">пароль</text:span><text:span text:style-name="T40">» подсвечивается красным и выводится сообщение «Обязательно для заполнения»</text:span>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0" office:value-type="string">
            <text:list xml:id="list202151772587712" text:continue-numbering="true" text:style-name="L28">
              <text:list-header>
                <text:p text:style-name="P131"><text:span text:style-name="T9">Ввод в поле ввода </text:span><text:span text:style-name="T10">«</text:span><text:span text:style-name="T11">Email </text:span><text:span text:style-name="T10">аккаунта </text:span><text:span text:style-name="T11">или номера устройства»</text:span><text:span text:style-name="T9"> пустого значения – 0 знаков</text:span></text:p>
              </text:list-header>
            </text:list>
          </table:table-cell>
          <table:table-cell table:style-name="Таблица7.C16" office:value-type="string">
            <text:p text:style-name="P68"><text:span text:style-name="T3">Пустое</text:span><text:span text:style-name="T9"> значение в поле ввода </text:span><text:span text:style-name="T10">«</text:span><text:span text:style-name="T11">Email </text:span><text:span text:style-name="T10">аккаунта </text:span><text:span text:style-name="T11">или номера устройства»</text:span>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1" office:value-type="string">
            <text:list xml:id="list202152074207859" text:continue-numbering="true" text:style-name="L28">
              <text:list-header>
                <text:p text:style-name="P135"><text:span text:style-name="T18">Ввод в поле ввода пароля пустого значения – 0 знаков </text:span></text:p>
              </text:list-header>
            </text:list>
          </table:table-cell>
          <table:table-cell table:style-name="Таблица7.C16" office:value-type="string">
            <text:p text:style-name="P67"><text:span text:style-name="T64">Пустое</text:span> значение в поле ввода пароля. 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6" office:value-type="string">
            <text:p text:style-name="P66">Клик по кнопке «Войти»</text:p>
          </table:table-cell>
          <table:table-cell table:style-name="Таблица7.C16" office:value-type="string">
            <text:p text:style-name="P113"><text:span text:style-name="T40">Вход <text:s/>не выполнен. Пол</text:span><text:span text:style-name="T42">я</text:span><text:span text:style-name="T40"> «Email аккаунт или номер устройства» </text:span><text:span text:style-name="T42">и пароль </text:span><text:span text:style-name="T40">подсвечива</text:span><text:span text:style-name="T42">ют</text:span><text:span text:style-name="T40">ся красным и выводится сообщение «Обязательно для заполнения»</text:span>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6" office:value-type="string">
            <text:list xml:id="list202151336250924" text:continue-numbering="true" text:style-name="L28">
              <text:list-header>
                <text:p text:style-name="P136"><text:span text:style-name="T18">Ввод в поле ввода </text:span><text:span text:style-name="T19">«</text:span><text:span text:style-name="T21">Email </text:span><text:span text:style-name="T19">аккаунта </text:span><text:span text:style-name="T21">или номера устройства»</text:span><text:span text:style-name="T18">: </text:span><text:span text:style-name="T23">XXX</text:span><text:a xlink:type="simple" xlink:href="mailto:muhametov.u@x-keeper.ru" text:style-name="Internet_20_link" text:visited-style-name="Visited_20_Internet_20_Link"><text:span text:style-name="T16">@</text:span></text:a><text:a xlink:type="simple" xlink:href="mailto:muhametov.u@x-keeper.ru" text:style-name="Internet_20_link" text:visited-style-name="Visited_20_Internet_20_Link"><text:span text:style-name="T23">mail.ru</text:span></text:a></text:p>
              </text:list-header>
            </text:list>
          </table:table-cell>
          <table:table-cell table:style-name="Таблица7.C16" office:value-type="string">
            <text:list xml:id="list202151900336674" text:continue-numbering="true" text:style-name="L28">
              <text:list-header>
                <text:p text:style-name="P132"><text:span text:style-name="T12">Значение в </text:span><text:span text:style-name="T9">поле ввода </text:span><text:span text:style-name="T10">«</text:span><text:span text:style-name="T11">Email </text:span><text:span text:style-name="T10">аккаунта </text:span><text:span text:style-name="T11">или номера устройства»</text:span><text:span text:style-name="T9">: </text:span><text:span text:style-name="T14">XXX</text:span><text:a xlink:type="simple" xlink:href="mailto:muhametov.u@x-keeper.ru" text:style-name="Internet_20_link" text:visited-style-name="Visited_20_Internet_20_Link"><text:span text:style-name="T13">@</text:span></text:a><text:a xlink:type="simple" xlink:href="mailto:muhametov.u@x-keeper.ru" text:style-name="Internet_20_link" text:visited-style-name="Visited_20_Internet_20_Link"><text:span text:style-name="T14">mail.ru</text:span></text:a></text:p>
              </text:list-header>
            </text:list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6" office:value-type="string">
            <text:list xml:id="list202150891245836" text:continue-numbering="true" text:style-name="L28">
              <text:list-header>
                <text:p text:style-name="P136"><text:span text:style-name="T18">Ввод в поле ввода пароля значения</text:span><text:span text:style-name="T23">:</text:span><text:span text:style-name="T18"> <text:s/></text:span><text:span text:style-name="T23">Password</text:span></text:p>
              </text:list-header>
            </text:list>
          </table:table-cell>
          <table:table-cell table:style-name="Таблица7.C16" office:value-type="string">
            <text:p text:style-name="P103"><text:span text:style-name="T9">Значение в поле ввода пароля:********</text:span>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6" office:value-type="string">
            <text:list xml:id="list202150340605654" text:continue-numbering="true" text:style-name="L28">
              <text:list-header>
                <text:p text:style-name="P133">Клик по кнопке «Войти»</text:p>
              </text:list-header>
            </text:list>
          </table:table-cell>
          <table:table-cell table:style-name="Таблица7.C16" office:value-type="string">
            <text:p text:style-name="P68">Вход <text:s/>не выполнен. <text:span text:style-name="T64">Выводится сообщение «Неверный логин или пароль»</text:span></text:p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  <table:table-row table:style-name="Таблица7.6">
          <table:table-cell table:style-name="Таблица7.A4" office:value-type="string">
            <text:p text:style-name="P48"/>
          </table:table-cell>
          <table:table-cell table:style-name="Таблица7.B16" office:value-type="string">
            <text:list xml:id="list202151673619127" text:continue-numbering="true" text:style-name="L28">
              <text:list-header>
                <text:p text:style-name="P135"/>
              </text:list-header>
            </text:list>
          </table:table-cell>
          <table:table-cell table:style-name="Таблица7.C16" office:value-type="string">
            <text:p text:style-name="P67"/>
          </table:table-cell>
          <table:table-cell table:style-name="Таблица7.D16" office:value-type="string">
            <text:p text:style-name="P41"/>
          </table:table-cell>
          <table:table-cell table:style-name="Таблица7.A1" office:value-type="string">
            <text:p text:style-name="P34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1:33:11.569324813</meta:creation-date>
    <dc:date>2021-05-15T20:21:49.848219998</dc:date>
    <meta:editing-duration>PT1H16M30S</meta:editing-duration>
    <meta:editing-cycles>16</meta:editing-cycles>
    <meta:generator>LibreOffice/6.4.7.2$Linux_X86_64 LibreOffice_project/40$Build-2</meta:generator>
    <meta:document-statistic meta:table-count="7" meta:image-count="0" meta:object-count="0" meta:page-count="6" meta:paragraph-count="167" meta:word-count="848" meta:character-count="6059" meta:non-whitespace-character-count="5362"/>
  </office:meta>
</office:document-meta>
</file>